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ode" table:style-name="ta1">
        <table:shapes>
          <draw:frame draw:z-index="0" draw:style-name="gr1" draw:text-style-name="P1" svg:width="159.99mm" svg:height="89.99mm" svg:x="42.54mm" svg:y="1mm">
            <loext:p draw:notify-on-update-of-ranges="diode.A1:diode.A250 diode.B1:diode.B2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213.51mm" svg:y="0mm">
            <loext:p draw:notify-on-update-of-ranges="diode.A1:diode.A80 diode.B1:diode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7.94mm" svg:y="95.3mm">
            <loext:p draw:notify-on-update-of-ranges="diode.A1:diode.A60 diode.B1:diode.B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17.81mm" svg:y="97.95mm">
            <loext:p draw:notify-on-update-of-ranges="diode.A1:diode.A30 diode.B1:diode.B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67.86mm" svg:y="198.62mm">
            <loext:p draw:notify-on-update-of-ranges="diode.A1:diode.A70 diode.B1:diode.B7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9.690184" calcext:value-type="float">
            <text:p>29.69018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9.985672" calcext:value-type="float">
            <text:p>39.985672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53.85116" calcext:value-type="float">
            <text:p>53.8511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2.5248" calcext:value-type="float">
            <text:p>72.52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7.67398" calcext:value-type="float">
            <text:p>97.6739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31.54381" calcext:value-type="float">
            <text:p>131.5438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7.15846" calcext:value-type="float">
            <text:p>177.158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38.59065" calcext:value-type="float">
            <text:p>238.5906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21.3247" calcext:value-type="float">
            <text:p>321.32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32.74854" calcext:value-type="float">
            <text:p>432.748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582.8113" calcext:value-type="float">
            <text:p>582.811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784.90924" calcext:value-type="float">
            <text:p>784.9092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057.0876" calcext:value-type="float">
            <text:p>1057.087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423.6476" calcext:value-type="float">
            <text:p>1423.647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17.3173" calcext:value-type="float">
            <text:p>1917.31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582.169" calcext:value-type="float">
            <text:p>2582.1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477.5789" calcext:value-type="float">
            <text:p>3477.578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683.478" calcext:value-type="float">
            <text:p>4683.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307.54" calcext:value-type="float">
            <text:p>6307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94.768" calcext:value-type="float">
            <text:p>8494.76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440.448" calcext:value-type="float">
            <text:p>11440.44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5407.554" calcext:value-type="float">
            <text:p>15407.55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750.34" calcext:value-type="float">
            <text:p>20750.3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7945.81" calcext:value-type="float">
            <text:p>27945.8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7636.41" calcext:value-type="float">
            <text:p>37636.4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50687.367" calcext:value-type="float">
            <text:p>50687.367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68264.18" calcext:value-type="float">
            <text:p>68264.1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1935.74" calcext:value-type="float">
            <text:p>91935.7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3815.516" calcext:value-type="float">
            <text:p>123815.5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66750.61" calcext:value-type="float">
            <text:p>166750.6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4573.28" calcext:value-type="float">
            <text:p>224573.2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02446.66" calcext:value-type="float">
            <text:p>302446.6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07325.03" calcext:value-type="float">
            <text:p>407325.0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48569.6" calcext:value-type="float">
            <text:p>548569.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38795.3" calcext:value-type="float">
            <text:p>738795.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94981" calcext:value-type="float">
            <text:p>99498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40007.3" calcext:value-type="float">
            <text:p>1340007.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804670" calcext:value-type="float">
            <text:p>1804670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430469.3" calcext:value-type="float">
            <text:p>2430469.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273275" calcext:value-type="float">
            <text:p>327327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408320.5" calcext:value-type="float">
            <text:p>4408320.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936979" calcext:value-type="float">
            <text:p>5936979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995694" calcext:value-type="float">
            <text:p>79956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768334" calcext:value-type="float">
            <text:p>1076833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502376" calcext:value-type="float">
            <text:p>1450237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531242" calcext:value-type="float">
            <text:p>1953124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6304024" calcext:value-type="float">
            <text:p>263040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5425244" calcext:value-type="float">
            <text:p>3542524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7709540" calcext:value-type="float">
            <text:p>4770954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253370" calcext:value-type="float">
            <text:p>64253370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86534290" calcext:value-type="float">
            <text:p>8653429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6541490" calcext:value-type="float">
            <text:p>116541490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56953580" calcext:value-type="float">
            <text:p>156953580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11379860" calcext:value-type="float">
            <text:p>21137986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678200" calcext:value-type="float">
            <text:p>284678200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83395140" calcext:value-type="float">
            <text:p>383395140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16341800" calcext:value-type="float">
            <text:p>516341800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95389200" calcext:value-type="float">
            <text:p>695389200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936526900" calcext:value-type="float">
            <text:p>93652690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61278500" calcext:value-type="float">
            <text:p>1261278500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698647700" calcext:value-type="float">
            <text:p>1698647700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287673300" calcext:value-type="float">
            <text:p>2287673300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3080961800" calcext:value-type="float">
            <text:p>308096180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149336600" calcext:value-type="float">
            <text:p>414933660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88166700" calcext:value-type="float">
            <text:p>558816670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525955600" calcext:value-type="float">
            <text:p>752595560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0135668000" calcext:value-type="float">
            <text:p>1013566800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3650378000" calcext:value-type="float">
            <text:p>1365037800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8383802000" calcext:value-type="float">
            <text:p>1838380200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4758692000" calcext:value-type="float">
            <text:p>24758692000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3344053000" calcext:value-type="float">
            <text:p>33344053000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4906484000" calcext:value-type="float">
            <text:p>44906484000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60478550000" calcext:value-type="float">
            <text:p>60478550000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1450180000" calcext:value-type="float">
            <text:p>8145018000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9694390000" calcext:value-type="float">
            <text:p>10969439000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7732170000" calcext:value-type="float">
            <text:p>147732170000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8961510000" calcext:value-type="float">
            <text:p>198961510000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67953700000" calcext:value-type="float">
            <text:p>26795370000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60869700000" calcext:value-type="float">
            <text:p>3608697000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6007280000" calcext:value-type="float">
            <text:p>48600728000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54535800000" calcext:value-type="float">
            <text:p>65453580000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881507040000" calcext:value-type="float">
            <text:p>88150704000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187179700000" calcext:value-type="float">
            <text:p>1187179700000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598854000000" calcext:value-type="float">
            <text:p>159885400000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153274900000" calcext:value-type="float">
            <text:p>2153274900000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899947600000" calcext:value-type="float">
            <text:p>2899947600000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905552400000" calcext:value-type="float">
            <text:p>390555240000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259848000000" calcext:value-type="float">
            <text:p>525984800000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083814000000" calcext:value-type="float">
            <text:p>708381400000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540208000000" calcext:value-type="float">
            <text:p>954020800000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2848384000000" calcext:value-type="float">
            <text:p>1284838400000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7303775000000" calcext:value-type="float">
            <text:p>1730377500000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3304056000000" calcext:value-type="float">
            <text:p>23304056000000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1385125000000" calcext:value-type="float">
            <text:p>3138512500000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268275000000" calcext:value-type="float">
            <text:p>42268275000000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6925500000000" calcext:value-type="float">
            <text:p>56925500000000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6665070000000" calcext:value-type="float">
            <text:p>76665070000000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3249570000000" calcext:value-type="float">
            <text:p>103249570000000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39053064000000" calcext:value-type="float">
            <text:p>13905306400000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87271310000000" calcext:value-type="float">
            <text:p>187271310000000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2210750000000" calcext:value-type="float">
            <text:p>252210750000000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669000000000" calcext:value-type="float">
            <text:p>339669000000000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457454900000000" calcext:value-type="float">
            <text:p>457454900000000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6082600000000" calcext:value-type="float">
            <text:p>61608260000000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829716300000000" calcext:value-type="float">
            <text:p>829716300000000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.1174342E+015" calcext:value-type="float">
            <text:p>1.1174342E+015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.5049173E+015" calcext:value-type="float">
            <text:p>1.5049173E+01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0267722E+015" calcext:value-type="float">
            <text:p>2.0267722E+0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7295787E+015" calcext:value-type="float">
            <text:p>2.7295787E+01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761057E+015" calcext:value-type="float">
            <text:p>3.6761057E+01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.950837E+015" calcext:value-type="float">
            <text:p>4.950837E+01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667597E+015" calcext:value-type="float">
            <text:p>6.667597E+01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8.9796964E+015" calcext:value-type="float">
            <text:p>8.9796964E+01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.2093556E+016" calcext:value-type="float">
            <text:p>1.2093556E+0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.6287196E+016" calcext:value-type="float">
            <text:p>1.6287196E+01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1934967E+016" calcext:value-type="float">
            <text:p>2.1934967E+01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9541172E+016" calcext:value-type="float">
            <text:p>2.9541172E+01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.978506E+016" calcext:value-type="float">
            <text:p>3.978506E+016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.358099E+016" calcext:value-type="float">
            <text:p>5.358099E+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2161086E+016" calcext:value-type="float">
            <text:p>7.2161086E+01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.718376E+016" calcext:value-type="float">
            <text:p>9.718376E+016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088385E+017" calcext:value-type="float">
            <text:p>1.3088385E+017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7626932E+017" calcext:value-type="float">
            <text:p>1.7626932E+01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.3739272E+017" calcext:value-type="float">
            <text:p>2.3739272E+01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1971262E+017" calcext:value-type="float">
            <text:p>3.1971262E+01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3057662E+017" calcext:value-type="float">
            <text:p>4.3057662E+01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5.798862E+017" calcext:value-type="float">
            <text:p>5.798862E+0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7.8096833E+017" calcext:value-type="float">
            <text:p>7.8096833E+01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.0517821E+018" calcext:value-type="float">
            <text:p>1.0517821E+01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.4164996E+018" calcext:value-type="float">
            <text:p>1.4164996E+01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.9076943E+018" calcext:value-type="float">
            <text:p>1.9076943E+01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5692093E+018" calcext:value-type="float">
            <text:p>2.5692093E+01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3.4601384E+018" calcext:value-type="float">
            <text:p>3.4601384E+01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.6599986E+018" calcext:value-type="float">
            <text:p>4.6599986E+01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.275907E+018" calcext:value-type="float">
            <text:p>6.275907E+01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8.452182E+018" calcext:value-type="float">
            <text:p>8.452182E+0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.138303E+019" calcext:value-type="float">
            <text:p>1.138303E+01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.5330283E+019" calcext:value-type="float">
            <text:p>1.5330283E+01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0646313E+019" calcext:value-type="float">
            <text:p>2.0646313E+01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7805765E+019" calcext:value-type="float">
            <text:p>2.7805765E+019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3.744759E+019" calcext:value-type="float">
            <text:p>3.744759E+01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.0433165E+019" calcext:value-type="float">
            <text:p>5.0433165E+01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6.7921697E+019" calcext:value-type="float">
            <text:p>6.7921697E+019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.1473975E+019" calcext:value-type="float">
            <text:p>9.1473975E+01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2319409E+020" calcext:value-type="float">
            <text:p>1.2319409E+020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.659137E+020" calcext:value-type="float">
            <text:p>1.659137E+020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.2344701E+020" calcext:value-type="float">
            <text:p>2.2344701E+02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0092866E+020" calcext:value-type="float">
            <text:p>3.0092866E+020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.052807E+020" calcext:value-type="float">
            <text:p>4.052807E+02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.458185E+020" calcext:value-type="float">
            <text:p>5.458185E+020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.350845E+020" calcext:value-type="float">
            <text:p>7.350845E+020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9.8998725E+020" calcext:value-type="float">
            <text:p>9.8998725E+020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.3332818E+021" calcext:value-type="float">
            <text:p>1.3332818E+02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.7956194E+021" calcext:value-type="float">
            <text:p>1.7956194E+02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4182616E+021" calcext:value-type="float">
            <text:p>2.4182616E+0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256834E+021" calcext:value-type="float">
            <text:p>3.256834E+02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.3861956E+021" calcext:value-type="float">
            <text:p>4.3861956E+02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5.9071814E+021" calcext:value-type="float">
            <text:p>5.9071814E+02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7.9555947E+021" calcext:value-type="float">
            <text:p>7.9555947E+02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.0714329E+022" calcext:value-type="float">
            <text:p>1.0714329E+022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.4429701E+022" calcext:value-type="float">
            <text:p>1.4429701E+02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.943329E+022" calcext:value-type="float">
            <text:p>1.943329E+02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6172106E+022" calcext:value-type="float">
            <text:p>2.6172106E+02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47717E+022" calcext:value-type="float">
            <text:p>3.5247717E+02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.747009E+022" calcext:value-type="float">
            <text:p>4.747009E+02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6.3931128E+022" calcext:value-type="float">
            <text:p>6.3931128E+022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.61003E+022" calcext:value-type="float">
            <text:p>8.61003E+0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1595702E+023" calcext:value-type="float">
            <text:p>1.1595702E+023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.5616585E+023" calcext:value-type="float">
            <text:p>1.5616585E+02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1031895E+023" calcext:value-type="float">
            <text:p>2.1031895E+023</text:p>
          </table:table-cell>
        </table:table-row>
      </table:table>
      <table:table table:name="diode with current source" table:style-name="ta1">
        <table:shapes>
          <draw:frame draw:z-index="0" draw:style-name="gr1" draw:text-style-name="P1" svg:width="159.99mm" svg:height="89.99mm" svg:x="111.7mm" svg:y="5.52mm">
            <loext:p draw:notify-on-update-of-ranges="'diode with current source'.A2:'diode with current source'.A71 'diode with current source'.B1:'diode with current source'.B1 'diode with current source'.B2:'diode with current source'.B71 'diode with current source'.A2:'diode with current source'.A71 'diode with current source'.C1:'diode with current source'.C1 'diode with current source'.C2:'diode with current source'.C71 'diode with current source'.A2:'diode with current source'.A71 'diode with current source'.D1:'diode with current source'.D1 'diode with current source'.D2:'diode with current source'.D7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08.95mm" svg:y="96.62mm">
            <loext:p draw:notify-on-update-of-ranges="'diode with current source'.A51:'diode with current source'.A61 'diode with current source'.B1:'diode with current source'.B1 'diode with current source'.B51:'diode with current source'.B61 'diode with current source'.A51:'diode with current source'.A61 'diode with current source'.C1:'diode with current source'.C1 'diode with current source'.C51:'diode with current source'.C61 'diode with current source'.A51:'diode with current source'.A61 'diode with current source'.D1:'diode with current source'.D1 'diode with current source'.D51:'diode with current source'.D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d – I_src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0.01" calcext:value-type="float">
            <text:p>0.01</text:p>
          </table:table-cell>
          <table:table-cell table:formula="of:=[.B2]- [.C2]" office:value-type="float" office:value="-0.0099999986532361" calcext:value-type="float">
            <text:p>-0.009999998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0.01" calcext:value-type="float">
            <text:p>0.01</text:p>
          </table:table-cell>
          <table:table-cell table:formula="of:=[.B3]- [.C3]" office:value-type="float" office:value="-0.0099999981862266" calcext:value-type="float">
            <text:p>-0.009999998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0.01" calcext:value-type="float">
            <text:p>0.01</text:p>
          </table:table-cell>
          <table:table-cell table:formula="of:=[.B4]- [.C4]" office:value-type="float" office:value="-0.0099999975572753" calcext:value-type="float">
            <text:p>-0.009999997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0.01" calcext:value-type="float">
            <text:p>0.01</text:p>
          </table:table-cell>
          <table:table-cell table:formula="of:=[.B5]- [.C5]" office:value-type="float" office:value="-0.0099999967102264" calcext:value-type="float">
            <text:p>-0.009999996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0.01" calcext:value-type="float">
            <text:p>0.01</text:p>
          </table:table-cell>
          <table:table-cell table:formula="of:=[.B6]- [.C6]" office:value-type="float" office:value="-0.0099999955694503" calcext:value-type="float">
            <text:p>-0.009999995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0.01" calcext:value-type="float">
            <text:p>0.01</text:p>
          </table:table-cell>
          <table:table-cell table:formula="of:=[.B7]- [.C7]" office:value-type="float" office:value="-0.0099999940330966" calcext:value-type="float">
            <text:p>-0.0099999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0.01" calcext:value-type="float">
            <text:p>0.01</text:p>
          </table:table-cell>
          <table:table-cell table:formula="of:=[.B8]- [.C8]" office:value-type="float" office:value="-0.009999991963988" calcext:value-type="float">
            <text:p>-0.0099999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0.01" calcext:value-type="float">
            <text:p>0.01</text:p>
          </table:table-cell>
          <table:table-cell table:formula="of:=[.B9]- [.C9]" office:value-type="float" office:value="-0.00999998917739" calcext:value-type="float">
            <text:p>-0.009999989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0.01" calcext:value-type="float">
            <text:p>0.01</text:p>
          </table:table-cell>
          <table:table-cell table:formula="of:=[.B10]- [.C10]" office:value-type="float" office:value="-0.009999985424493" calcext:value-type="float">
            <text:p>-0.009999985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0.01" calcext:value-type="float">
            <text:p>0.01</text:p>
          </table:table-cell>
          <table:table-cell table:formula="of:=[.B11]- [.C11]" office:value-type="float" office:value="-0.009999980370232" calcext:value-type="float">
            <text:p>-0.00999998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0.01" calcext:value-type="float">
            <text:p>0.01</text:p>
          </table:table-cell>
          <table:table-cell table:formula="of:=[.B12]- [.C12]" office:value-type="float" office:value="-0.009999973563334" calcext:value-type="float">
            <text:p>-0.009999973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0.01" calcext:value-type="float">
            <text:p>0.01</text:p>
          </table:table-cell>
          <table:table-cell table:formula="of:=[.B13]- [.C13]" office:value-type="float" office:value="-0.009999964396057" calcext:value-type="float">
            <text:p>-0.009999964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0.01" calcext:value-type="float">
            <text:p>0.01</text:p>
          </table:table-cell>
          <table:table-cell table:formula="of:=[.B14]- [.C14]" office:value-type="float" office:value="-0.009999952049894" calcext:value-type="float">
            <text:p>-0.0099999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0.01" calcext:value-type="float">
            <text:p>0.01</text:p>
          </table:table-cell>
          <table:table-cell table:formula="of:=[.B15]- [.C15]" office:value-type="float" office:value="-0.009999935422515" calcext:value-type="float">
            <text:p>-0.009999935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0.01" calcext:value-type="float">
            <text:p>0.01</text:p>
          </table:table-cell>
          <table:table-cell table:formula="of:=[.B16]- [.C16]" office:value-type="float" office:value="-0.00999991302933" calcext:value-type="float">
            <text:p>-0.00999991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0.01" calcext:value-type="float">
            <text:p>0.01</text:p>
          </table:table-cell>
          <table:table-cell table:formula="of:=[.B17]- [.C17]" office:value-type="float" office:value="-0.00999988287109" calcext:value-type="float">
            <text:p>-0.009999882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0.01" calcext:value-type="float">
            <text:p>0.01</text:p>
          </table:table-cell>
          <table:table-cell table:formula="of:=[.B18]- [.C18]" office:value-type="float" office:value="-0.00999984225492" calcext:value-type="float">
            <text:p>-0.009999842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0.01" calcext:value-type="float">
            <text:p>0.01</text:p>
          </table:table-cell>
          <table:table-cell table:formula="of:=[.B19]- [.C19]" office:value-type="float" office:value="-0.0099997875546" calcext:value-type="float">
            <text:p>-0.009999787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0.01" calcext:value-type="float">
            <text:p>0.01</text:p>
          </table:table-cell>
          <table:table-cell table:formula="of:=[.B20]- [.C20]" office:value-type="float" office:value="-0.00999971388633" calcext:value-type="float">
            <text:p>-0.00999971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0.01" calcext:value-type="float">
            <text:p>0.01</text:p>
          </table:table-cell>
          <table:table-cell table:formula="of:=[.B21]- [.C21]" office:value-type="float" office:value="-0.00999961467222" calcext:value-type="float">
            <text:p>-0.009999614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0.01" calcext:value-type="float">
            <text:p>0.01</text:p>
          </table:table-cell>
          <table:table-cell table:formula="of:=[.B22]- [.C22]" office:value-type="float" office:value="-0.00999948105466" calcext:value-type="float">
            <text:p>-0.009999481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0.01" calcext:value-type="float">
            <text:p>0.01</text:p>
          </table:table-cell>
          <table:table-cell table:formula="of:=[.B23]- [.C23]" office:value-type="float" office:value="-0.0099993011027" calcext:value-type="float">
            <text:p>-0.00999930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0.01" calcext:value-type="float">
            <text:p>0.01</text:p>
          </table:table-cell>
          <table:table-cell table:formula="of:=[.B24]- [.C24]" office:value-type="float" office:value="-0.0099990587503" calcext:value-type="float">
            <text:p>-0.009999058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0.01" calcext:value-type="float">
            <text:p>0.01</text:p>
          </table:table-cell>
          <table:table-cell table:formula="of:=[.B25]- [.C25]" office:value-type="float" office:value="-0.0099987323594" calcext:value-type="float">
            <text:p>-0.00999873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0.01" calcext:value-type="float">
            <text:p>0.01</text:p>
          </table:table-cell>
          <table:table-cell table:formula="of:=[.B26]- [.C26]" office:value-type="float" office:value="-0.0099982927865" calcext:value-type="float">
            <text:p>-0.009998292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0.01" calcext:value-type="float">
            <text:p>0.01</text:p>
          </table:table-cell>
          <table:table-cell table:formula="of:=[.B27]- [.C27]" office:value-type="float" office:value="-0.0099977007872" calcext:value-type="float">
            <text:p>-0.0099977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0.01" calcext:value-type="float">
            <text:p>0.01</text:p>
          </table:table-cell>
          <table:table-cell table:formula="of:=[.B28]- [.C28]" office:value-type="float" office:value="-0.0099969034998" calcext:value-type="float">
            <text:p>-0.009996903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0.01" calcext:value-type="float">
            <text:p>0.01</text:p>
          </table:table-cell>
          <table:table-cell table:formula="of:=[.B29]- [.C29]" office:value-type="float" office:value="-0.009995829749" calcext:value-type="float">
            <text:p>-0.009995829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0.01" calcext:value-type="float">
            <text:p>0.01</text:p>
          </table:table-cell>
          <table:table-cell table:formula="of:=[.B30]- [.C30]" office:value-type="float" office:value="-0.009994383656" calcext:value-type="float">
            <text:p>-0.00999438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0.01" calcext:value-type="float">
            <text:p>0.01</text:p>
          </table:table-cell>
          <table:table-cell table:formula="of:=[.B31]- [.C31]" office:value-type="float" office:value="-0.0099924361027" calcext:value-type="float">
            <text:p>-0.009992436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0.01" calcext:value-type="float">
            <text:p>0.01</text:p>
          </table:table-cell>
          <table:table-cell table:formula="of:=[.B32]- [.C32]" office:value-type="float" office:value="-0.0099898132155" calcext:value-type="float">
            <text:p>-0.00998981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0.01" calcext:value-type="float">
            <text:p>0.01</text:p>
          </table:table-cell>
          <table:table-cell table:formula="of:=[.B33]- [.C33]" office:value-type="float" office:value="-0.009986280818" calcext:value-type="float">
            <text:p>-0.009986280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0.01" calcext:value-type="float">
            <text:p>0.01</text:p>
          </table:table-cell>
          <table:table-cell table:formula="of:=[.B34]- [.C34]" office:value-type="float" office:value="-0.00998152348" calcext:value-type="float">
            <text:p>-0.009981523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0.01" calcext:value-type="float">
            <text:p>0.01</text:p>
          </table:table-cell>
          <table:table-cell table:formula="of:=[.B35]- [.C35]" office:value-type="float" office:value="-0.00997511649" calcext:value-type="float">
            <text:p>-0.00997511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0.01" calcext:value-type="float">
            <text:p>0.01</text:p>
          </table:table-cell>
          <table:table-cell table:formula="of:=[.B36]- [.C36]" office:value-type="float" office:value="-0.009966487816" calcext:value-type="float">
            <text:p>-0.009966487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0.01" calcext:value-type="float">
            <text:p>0.01</text:p>
          </table:table-cell>
          <table:table-cell table:formula="of:=[.B37]- [.C37]" office:value-type="float" office:value="-0.009954866955" calcext:value-type="float">
            <text:p>-0.00995486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0.01" calcext:value-type="float">
            <text:p>0.01</text:p>
          </table:table-cell>
          <table:table-cell table:formula="of:=[.B38]- [.C38]" office:value-type="float" office:value="-0.009939216435" calcext:value-type="float">
            <text:p>-0.009939216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0.01" calcext:value-type="float">
            <text:p>0.01</text:p>
          </table:table-cell>
          <table:table-cell table:formula="of:=[.B39]- [.C39]" office:value-type="float" office:value="-0.009918138965" calcext:value-type="float">
            <text:p>-0.009918139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0.01" calcext:value-type="float">
            <text:p>0.01</text:p>
          </table:table-cell>
          <table:table-cell table:formula="of:=[.B40]- [.C40]" office:value-type="float" office:value="-0.00988975249" calcext:value-type="float">
            <text:p>-0.00988975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0.01" calcext:value-type="float">
            <text:p>0.01</text:p>
          </table:table-cell>
          <table:table-cell table:formula="of:=[.B41]- [.C41]" office:value-type="float" office:value="-0.00985152249" calcext:value-type="float">
            <text:p>-0.00985152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0.01" calcext:value-type="float">
            <text:p>0.01</text:p>
          </table:table-cell>
          <table:table-cell table:formula="of:=[.B42]- [.C42]" office:value-type="float" office:value="-0.00980003583" calcext:value-type="float">
            <text:p>-0.009800035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0.01" calcext:value-type="float">
            <text:p>0.01</text:p>
          </table:table-cell>
          <table:table-cell table:formula="of:=[.B43]- [.C43]" office:value-type="float" office:value="-0.0097306957" calcext:value-type="float">
            <text:p>-0.00973069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0.01" calcext:value-type="float">
            <text:p>0.01</text:p>
          </table:table-cell>
          <table:table-cell table:formula="of:=[.B44]- [.C44]" office:value-type="float" office:value="-0.00963731033" calcext:value-type="float">
            <text:p>-0.00963731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0.01" calcext:value-type="float">
            <text:p>0.01</text:p>
          </table:table-cell>
          <table:table-cell table:formula="of:=[.B45]- [.C45]" office:value-type="float" office:value="-0.00951154256" calcext:value-type="float">
            <text:p>-0.009511542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0.01" calcext:value-type="float">
            <text:p>0.01</text:p>
          </table:table-cell>
          <table:table-cell table:formula="of:=[.B46]- [.C46]" office:value-type="float" office:value="-0.0093421638" calcext:value-type="float">
            <text:p>-0.009342163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0.01" calcext:value-type="float">
            <text:p>0.01</text:p>
          </table:table-cell>
          <table:table-cell table:formula="of:=[.B47]- [.C47]" office:value-type="float" office:value="-0.00911404896" calcext:value-type="float">
            <text:p>-0.00911404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0.01" calcext:value-type="float">
            <text:p>0.01</text:p>
          </table:table-cell>
          <table:table-cell table:formula="of:=[.B48]- [.C48]" office:value-type="float" office:value="-0.008806833" calcext:value-type="float">
            <text:p>-0.00880683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0.01" calcext:value-type="float">
            <text:p>0.01</text:p>
          </table:table-cell>
          <table:table-cell table:formula="of:=[.B49]- [.C49]" office:value-type="float" office:value="-0.0083930872" calcext:value-type="float">
            <text:p>-0.008393087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0.01" calcext:value-type="float">
            <text:p>0.01</text:p>
          </table:table-cell>
          <table:table-cell table:formula="of:=[.B50]- [.C50]" office:value-type="float" office:value="-0.0078358655" calcext:value-type="float">
            <text:p>-0.007835865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0.01" calcext:value-type="float">
            <text:p>0.01</text:p>
          </table:table-cell>
          <table:table-cell table:formula="of:=[.B51]- [.C51]" office:value-type="float" office:value="-0.0070854216" calcext:value-type="float">
            <text:p>-0.00708542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0.01" calcext:value-type="float">
            <text:p>0.01</text:p>
          </table:table-cell>
          <table:table-cell table:formula="of:=[.B52]- [.C52]" office:value-type="float" office:value="-0.0060747543" calcext:value-type="float">
            <text:p>-0.006074754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0.01" calcext:value-type="float">
            <text:p>0.01</text:p>
          </table:table-cell>
          <table:table-cell table:formula="of:=[.B53]- [.C53]" office:value-type="float" office:value="-0.0047136203" calcext:value-type="float">
            <text:p>-0.004713620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0.01" calcext:value-type="float">
            <text:p>0.01</text:p>
          </table:table-cell>
          <table:table-cell table:formula="of:=[.B54]- [.C54]" office:value-type="float" office:value="-0.0028804943" calcext:value-type="float">
            <text:p>-0.00288049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0.01" calcext:value-type="float">
            <text:p>0.01</text:p>
          </table:table-cell>
          <table:table-cell table:formula="of:=[.B55]- [.C55]" office:value-type="float" office:value="-0.000411688" calcext:value-type="float">
            <text:p>-0.0004116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0.01" calcext:value-type="float">
            <text:p>0.01</text:p>
          </table:table-cell>
          <table:table-cell table:formula="of:=[.B56]- [.C56]" office:value-type="float" office:value="0.0029131945" calcext:value-type="float">
            <text:p>0.002913194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0.01" calcext:value-type="float">
            <text:p>0.01</text:p>
          </table:table-cell>
          <table:table-cell table:formula="of:=[.B57]- [.C57]" office:value-type="float" office:value="0.007390994" calcext:value-type="float">
            <text:p>0.00739099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0.01" calcext:value-type="float">
            <text:p>0.01</text:p>
          </table:table-cell>
          <table:table-cell table:formula="of:=[.B58]- [.C58]" office:value-type="float" office:value="0.013421563" calcext:value-type="float">
            <text:p>0.0134215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0.01" calcext:value-type="float">
            <text:p>0.01</text:p>
          </table:table-cell>
          <table:table-cell table:formula="of:=[.B59]- [.C59]" office:value-type="float" office:value="0.02154332" calcext:value-type="float">
            <text:p>0.0215433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0.01" calcext:value-type="float">
            <text:p>0.01</text:p>
          </table:table-cell>
          <table:table-cell table:formula="of:=[.B60]- [.C60]" office:value-type="float" office:value="0.032481408" calcext:value-type="float">
            <text:p>0.0324814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0.01" calcext:value-type="float">
            <text:p>0.01</text:p>
          </table:table-cell>
          <table:table-cell table:formula="of:=[.B61]- [.C61]" office:value-type="float" office:value="0.047212543" calcext:value-type="float">
            <text:p>0.047212543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0.01" calcext:value-type="float">
            <text:p>0.01</text:p>
          </table:table-cell>
          <table:table-cell table:formula="of:=[.B62]- [.C62]" office:value-type="float" office:value="0.06705179" calcext:value-type="float">
            <text:p>0.0670517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0.01" calcext:value-type="float">
            <text:p>0.01</text:p>
          </table:table-cell>
          <table:table-cell table:formula="of:=[.B63]- [.C63]" office:value-type="float" office:value="0.093770584" calcext:value-type="float">
            <text:p>0.09377058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0.01" calcext:value-type="float">
            <text:p>0.01</text:p>
          </table:table-cell>
          <table:table-cell table:formula="of:=[.B64]- [.C64]" office:value-type="float" office:value="0.12975422" calcext:value-type="float">
            <text:p>0.12975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0.01" calcext:value-type="float">
            <text:p>0.01</text:p>
          </table:table-cell>
          <table:table-cell table:formula="of:=[.B65]- [.C65]" office:value-type="float" office:value="0.17821596" calcext:value-type="float">
            <text:p>0.178215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0.01" calcext:value-type="float">
            <text:p>0.01</text:p>
          </table:table-cell>
          <table:table-cell table:formula="of:=[.B66]- [.C66]" office:value-type="float" office:value="0.24348246" calcext:value-type="float">
            <text:p>0.2434824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0.01" calcext:value-type="float">
            <text:p>0.01</text:p>
          </table:table-cell>
          <table:table-cell table:formula="of:=[.B67]- [.C67]" office:value-type="float" office:value="0.33138173" calcext:value-type="float">
            <text:p>0.3313817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0.01" calcext:value-type="float">
            <text:p>0.01</text:p>
          </table:table-cell>
          <table:table-cell table:formula="of:=[.B68]- [.C68]" office:value-type="float" office:value="0.44976064" calcext:value-type="float">
            <text:p>0.4497606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0.01" calcext:value-type="float">
            <text:p>0.01</text:p>
          </table:table-cell>
          <table:table-cell table:formula="of:=[.B69]- [.C69]" office:value-type="float" office:value="0.6091891" calcext:value-type="float">
            <text:p>0.60918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0.01" calcext:value-type="float">
            <text:p>0.01</text:p>
          </table:table-cell>
          <table:table-cell table:formula="of:=[.B70]- [.C70]" office:value-type="float" office:value="0.82390003" calcext:value-type="float">
            <text:p>0.823900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0.01" calcext:value-type="float">
            <text:p>0.01</text:p>
          </table:table-cell>
          <table:table-cell table:formula="of:=[.B71]- [.C71]" office:value-type="float" office:value="1.1130664" calcext:value-type="float">
            <text:p>1.1130664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13.34mm" svg:y="3.13mm">
            <loext:p draw:notify-on-update-of-ranges="Sheet3.A1:Sheet3.A1 Sheet3.A2:Sheet3.A81 Sheet3.B1:Sheet3.B1 Sheet3.B2:Sheet3.B81 Sheet3.A1:Sheet3.A1 Sheet3.A2:Sheet3.A81 Sheet3.C1:Sheet3.C1 Sheet3.C2:Sheet3.C81 Sheet3.A1:Sheet3.A1 Sheet3.A2:Sheet3.A81 Sheet3.D1:Sheet3.D1 Sheet3.D2:Sheet3.D8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2">
          <table:table-cell table:style-name="Heading" office:value-type="string" calcext:value-type="string">
            <text:p>V_d</text:p>
          </table:table-cell>
          <table:table-cell table:style-name="Heading" office:value-type="string" calcext:value-type="string">
            <text:p>I_d</text:p>
          </table:table-cell>
          <table:table-cell table:style-name="Heading" office:value-type="string" calcext:value-type="string">
            <text:p>I_src</text:p>
          </table:table-cell>
          <table:table-cell table:style-name="Heading" office:value-type="string" calcext:value-type="string">
            <text:p>I_R_load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000013467639" calcext:value-type="float">
            <text:p>1.3467639E-09</text:p>
          </table:table-cell>
          <table:table-cell office:value-type="float" office:value="5" calcext:value-type="float">
            <text:p>5</text:p>
          </table:table-cell>
          <table:table-cell table:formula="of:=(V_THEV - [.A2])/R_THEV" office:value-type="float" office:value="4.995" calcext:value-type="float">
            <text:p>4.995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0000018137734" calcext:value-type="float">
            <text:p>1.8137734E-09</text:p>
          </table:table-cell>
          <table:table-cell office:value-type="float" office:value="5" calcext:value-type="float">
            <text:p>5</text:p>
          </table:table-cell>
          <table:table-cell table:formula="of:=(V_THEV - [.A3])/R_THEV" office:value-type="float" office:value="4.99" calcext:value-type="float">
            <text:p>4.99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0000024427247" calcext:value-type="float">
            <text:p>2.4427247E-09</text:p>
          </table:table-cell>
          <table:table-cell office:value-type="float" office:value="5" calcext:value-type="float">
            <text:p>5</text:p>
          </table:table-cell>
          <table:table-cell table:formula="of:=(V_THEV - [.A4])/R_THEV" office:value-type="float" office:value="4.985" calcext:value-type="float">
            <text:p>4.985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0000032897736" calcext:value-type="float">
            <text:p>3.2897736E-09</text:p>
          </table:table-cell>
          <table:table-cell office:value-type="float" office:value="5" calcext:value-type="float">
            <text:p>5</text:p>
          </table:table-cell>
          <table:table-cell table:formula="of:=(V_THEV - [.A5])/R_THEV" office:value-type="float" office:value="4.98" calcext:value-type="float">
            <text:p>4.98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0000044305497" calcext:value-type="float">
            <text:p>4.4305497E-09</text:p>
          </table:table-cell>
          <table:table-cell office:value-type="float" office:value="5" calcext:value-type="float">
            <text:p>5</text:p>
          </table:table-cell>
          <table:table-cell table:formula="of:=(V_THEV - [.A6])/R_THEV" office:value-type="float" office:value="4.975" calcext:value-type="float">
            <text:p>4.975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0000059669034" calcext:value-type="float">
            <text:p>0.000000006</text:p>
          </table:table-cell>
          <table:table-cell office:value-type="float" office:value="5" calcext:value-type="float">
            <text:p>5</text:p>
          </table:table-cell>
          <table:table-cell table:formula="of:=(V_THEV - [.A7])/R_THEV" office:value-type="float" office:value="4.97" calcext:value-type="float">
            <text:p>4.97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000008036012" calcext:value-type="float">
            <text:p>0.000000008</text:p>
          </table:table-cell>
          <table:table-cell office:value-type="float" office:value="5" calcext:value-type="float">
            <text:p>5</text:p>
          </table:table-cell>
          <table:table-cell table:formula="of:=(V_THEV - [.A8])/R_THEV" office:value-type="float" office:value="4.965" calcext:value-type="float">
            <text:p>4.965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00001082261" calcext:value-type="float">
            <text:p>1.082261E-08</text:p>
          </table:table-cell>
          <table:table-cell office:value-type="float" office:value="5" calcext:value-type="float">
            <text:p>5</text:p>
          </table:table-cell>
          <table:table-cell table:formula="of:=(V_THEV - [.A9])/R_THEV" office:value-type="float" office:value="4.96" calcext:value-type="float">
            <text:p>4.96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000014575507" calcext:value-type="float">
            <text:p>1.4575507E-08</text:p>
          </table:table-cell>
          <table:table-cell office:value-type="float" office:value="5" calcext:value-type="float">
            <text:p>5</text:p>
          </table:table-cell>
          <table:table-cell table:formula="of:=(V_THEV - [.A10])/R_THEV" office:value-type="float" office:value="4.955" calcext:value-type="float">
            <text:p>4.955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0019629768" calcext:value-type="float">
            <text:p>1.9629768E-08</text:p>
          </table:table-cell>
          <table:table-cell office:value-type="float" office:value="5" calcext:value-type="float">
            <text:p>5</text:p>
          </table:table-cell>
          <table:table-cell table:formula="of:=(V_THEV - [.A11])/R_THEV" office:value-type="float" office:value="4.95" calcext:value-type="float">
            <text:p>4.95</text:p>
          </table:table-cell>
          <table:table-cell table:number-columns-repeated="4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0026436666" calcext:value-type="float">
            <text:p>2.6436666E-08</text:p>
          </table:table-cell>
          <table:table-cell office:value-type="float" office:value="5" calcext:value-type="float">
            <text:p>5</text:p>
          </table:table-cell>
          <table:table-cell table:formula="of:=(V_THEV - [.A12])/R_THEV" office:value-type="float" office:value="4.945" calcext:value-type="float">
            <text:p>4.945</text:p>
          </table:table-cell>
          <table:table-cell table:number-columns-repeated="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0035603943" calcext:value-type="float">
            <text:p>3.5603943E-08</text:p>
          </table:table-cell>
          <table:table-cell office:value-type="float" office:value="5" calcext:value-type="float">
            <text:p>5</text:p>
          </table:table-cell>
          <table:table-cell table:formula="of:=(V_THEV - [.A13])/R_THEV" office:value-type="float" office:value="4.94" calcext:value-type="float">
            <text:p>4.94</text:p>
          </table:table-cell>
          <table:table-cell table:number-columns-repeated="4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0047950106" calcext:value-type="float">
            <text:p>0.000000048</text:p>
          </table:table-cell>
          <table:table-cell office:value-type="float" office:value="5" calcext:value-type="float">
            <text:p>5</text:p>
          </table:table-cell>
          <table:table-cell table:formula="of:=(V_THEV - [.A14])/R_THEV" office:value-type="float" office:value="4.935" calcext:value-type="float">
            <text:p>4.935</text:p>
          </table:table-cell>
          <table:table-cell table:number-columns-repeated="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0064577485" calcext:value-type="float">
            <text:p>6.4577485E-08</text:p>
          </table:table-cell>
          <table:table-cell office:value-type="float" office:value="5" calcext:value-type="float">
            <text:p>5</text:p>
          </table:table-cell>
          <table:table-cell table:formula="of:=(V_THEV - [.A15])/R_THEV"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008697067" calcext:value-type="float">
            <text:p>0.000000087</text:p>
          </table:table-cell>
          <table:table-cell office:value-type="float" office:value="5" calcext:value-type="float">
            <text:p>5</text:p>
          </table:table-cell>
          <table:table-cell table:formula="of:=(V_THEV - [.A16])/R_THEV" office:value-type="float" office:value="4.925" calcext:value-type="float">
            <text:p>4.925</text:p>
          </table:table-cell>
          <table:table-cell table:number-columns-repeated="4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0011712891" calcext:value-type="float">
            <text:p>1.1712891E-07</text:p>
          </table:table-cell>
          <table:table-cell office:value-type="float" office:value="5" calcext:value-type="float">
            <text:p>5</text:p>
          </table:table-cell>
          <table:table-cell table:formula="of:=(V_THEV - [.A17])/R_THEV" office:value-type="float" office:value="4.92" calcext:value-type="float">
            <text:p>4.92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0015774508" calcext:value-type="float">
            <text:p>1.5774508E-07</text:p>
          </table:table-cell>
          <table:table-cell office:value-type="float" office:value="5" calcext:value-type="float">
            <text:p>5</text:p>
          </table:table-cell>
          <table:table-cell table:formula="of:=(V_THEV - [.A18])/R_THEV" office:value-type="float" office:value="4.915" calcext:value-type="float">
            <text:p>4.915</text:p>
          </table:table-cell>
          <table:table-cell table:number-columns-repeated="4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002124454" calcext:value-type="float">
            <text:p>2.124454E-07</text:p>
          </table:table-cell>
          <table:table-cell office:value-type="float" office:value="5" calcext:value-type="float">
            <text:p>5</text:p>
          </table:table-cell>
          <table:table-cell table:formula="of:=(V_THEV - [.A19])/R_THEV"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0028611367" calcext:value-type="float">
            <text:p>2.8611367E-07</text:p>
          </table:table-cell>
          <table:table-cell office:value-type="float" office:value="5" calcext:value-type="float">
            <text:p>5</text:p>
          </table:table-cell>
          <table:table-cell table:formula="of:=(V_THEV - [.A20])/R_THEV" office:value-type="float" office:value="4.905" calcext:value-type="float">
            <text:p>4.905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0038532778" calcext:value-type="float">
            <text:p>3.8532778E-07</text:p>
          </table:table-cell>
          <table:table-cell office:value-type="float" office:value="5" calcext:value-type="float">
            <text:p>5</text:p>
          </table:table-cell>
          <table:table-cell table:formula="of:=(V_THEV - [.A21])/R_THEV"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051894534" calcext:value-type="float">
            <text:p>5.1894534E-07</text:p>
          </table:table-cell>
          <table:table-cell office:value-type="float" office:value="5" calcext:value-type="float">
            <text:p>5</text:p>
          </table:table-cell>
          <table:table-cell table:formula="of:=(V_THEV - [.A22])/R_THEV" office:value-type="float" office:value="4.895" calcext:value-type="float">
            <text:p>4.89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006988973" calcext:value-type="float">
            <text:p>6.988973E-07</text:p>
          </table:table-cell>
          <table:table-cell office:value-type="float" office:value="5" calcext:value-type="float">
            <text:p>5</text:p>
          </table:table-cell>
          <table:table-cell table:formula="of:=(V_THEV - [.A23])/R_THEV" office:value-type="float" office:value="4.89" calcext:value-type="float">
            <text:p>4.89</text:p>
          </table:table-cell>
          <table:table-cell/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009412497" calcext:value-type="float">
            <text:p>9.412497E-07</text:p>
          </table:table-cell>
          <table:table-cell office:value-type="float" office:value="5" calcext:value-type="float">
            <text:p>5</text:p>
          </table:table-cell>
          <table:table-cell table:formula="of:=(V_THEV - [.A24])/R_THEV" office:value-type="float" office:value="4.885" calcext:value-type="float">
            <text:p>4.885</text:p>
          </table:table-cell>
          <table:table-cell/>
          <table:table-cell office:value-type="string" calcext:value-type="string">
            <text:p>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012676406" calcext:value-type="float">
            <text:p>1.2676406E-06</text:p>
          </table:table-cell>
          <table:table-cell office:value-type="float" office:value="5" calcext:value-type="float">
            <text:p>5</text:p>
          </table:table-cell>
          <table:table-cell table:formula="of:=(V_THEV - [.A25])/R_THEV" office:value-type="float" office:value="4.88" calcext:value-type="float">
            <text:p>4.88</text:p>
          </table:table-cell>
          <table:table-cell table:number-columns-repeated="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017072135" calcext:value-type="float">
            <text:p>1.7072135E-06</text:p>
          </table:table-cell>
          <table:table-cell office:value-type="float" office:value="5" calcext:value-type="float">
            <text:p>5</text:p>
          </table:table-cell>
          <table:table-cell table:formula="of:=(V_THEV - [.A26])/R_THEV" office:value-type="float" office:value="4.875" calcext:value-type="float">
            <text:p>4.875</text:p>
          </table:table-cell>
          <table:table-cell table:number-columns-repeated="4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022992128" calcext:value-type="float">
            <text:p>2.2992128E-06</text:p>
          </table:table-cell>
          <table:table-cell office:value-type="float" office:value="5" calcext:value-type="float">
            <text:p>5</text:p>
          </table:table-cell>
          <table:table-cell table:formula="of:=(V_THEV - [.A27])/R_THEV" office:value-type="float" office:value="4.87" calcext:value-type="float">
            <text:p>4.87</text:p>
          </table:table-cell>
          <table:table-cell table:number-columns-repeated="4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030965002" calcext:value-type="float">
            <text:p>3.0965002E-06</text:p>
          </table:table-cell>
          <table:table-cell office:value-type="float" office:value="5" calcext:value-type="float">
            <text:p>5</text:p>
          </table:table-cell>
          <table:table-cell table:formula="of:=(V_THEV - [.A28])/R_THEV" office:value-type="float" office:value="4.865" calcext:value-type="float">
            <text:p>4.865</text:p>
          </table:table-cell>
          <table:table-cell table:number-columns-repeated="4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04170251" calcext:value-type="float">
            <text:p>4.170251E-06</text:p>
          </table:table-cell>
          <table:table-cell office:value-type="float" office:value="5" calcext:value-type="float">
            <text:p>5</text:p>
          </table:table-cell>
          <table:table-cell table:formula="of:=(V_THEV - [.A29])/R_THEV" office:value-type="float" office:value="4.86" calcext:value-type="float">
            <text:p>4.86</text:p>
          </table:table-cell>
          <table:table-cell table:number-columns-repeated="4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05616344" calcext:value-type="float">
            <text:p>5.616344E-06</text:p>
          </table:table-cell>
          <table:table-cell office:value-type="float" office:value="5" calcext:value-type="float">
            <text:p>5</text:p>
          </table:table-cell>
          <table:table-cell table:formula="of:=(V_THEV - [.A30])/R_THEV" office:value-type="float" office:value="4.855" calcext:value-type="float">
            <text:p>4.855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075638973" calcext:value-type="float">
            <text:p>7.5638973E-06</text:p>
          </table:table-cell>
          <table:table-cell office:value-type="float" office:value="5" calcext:value-type="float">
            <text:p>5</text:p>
          </table:table-cell>
          <table:table-cell table:formula="of:=(V_THEV - [.A31])/R_THEV" office:value-type="float" office:value="4.85" calcext:value-type="float">
            <text:p>4.85</text:p>
          </table:table-cell>
          <table:table-cell table:number-columns-repeated="4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01867845" calcext:value-type="float">
            <text:p>1.01867845E-05</text:p>
          </table:table-cell>
          <table:table-cell office:value-type="float" office:value="5" calcext:value-type="float">
            <text:p>5</text:p>
          </table:table-cell>
          <table:table-cell table:formula="of:=(V_THEV - [.A32])/R_THEV" office:value-type="float" office:value="4.845" calcext:value-type="float">
            <text:p>4.845</text:p>
          </table:table-cell>
          <table:table-cell table:number-columns-repeated="4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3719182" calcext:value-type="float">
            <text:p>1.3719182E-05</text:p>
          </table:table-cell>
          <table:table-cell office:value-type="float" office:value="5" calcext:value-type="float">
            <text:p>5</text:p>
          </table:table-cell>
          <table:table-cell table:formula="of:=(V_THEV - [.A33])/R_THEV"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47652" calcext:value-type="float">
            <text:p>1.847652E-05</text:p>
          </table:table-cell>
          <table:table-cell office:value-type="float" office:value="5" calcext:value-type="float">
            <text:p>5</text:p>
          </table:table-cell>
          <table:table-cell table:formula="of:=(V_THEV - [.A34])/R_THEV" office:value-type="float" office:value="4.835" calcext:value-type="float">
            <text:p>4.835</text:p>
          </table:table-cell>
          <table:table-cell table:number-columns-repeated="4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488351" calcext:value-type="float">
            <text:p>2.488351E-05</text:p>
          </table:table-cell>
          <table:table-cell office:value-type="float" office:value="5" calcext:value-type="float">
            <text:p>5</text:p>
          </table:table-cell>
          <table:table-cell table:formula="of:=(V_THEV - [.A35])/R_THEV" office:value-type="float" office:value="4.83" calcext:value-type="float">
            <text:p>4.83</text:p>
          </table:table-cell>
          <table:table-cell table:number-columns-repeated="4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33512184" calcext:value-type="float">
            <text:p>3.3512184E-05</text:p>
          </table:table-cell>
          <table:table-cell office:value-type="float" office:value="5" calcext:value-type="float">
            <text:p>5</text:p>
          </table:table-cell>
          <table:table-cell table:formula="of:=(V_THEV - [.A36])/R_THEV" office:value-type="float" office:value="4.825" calcext:value-type="float">
            <text:p>4.825</text:p>
          </table:table-cell>
          <table:table-cell table:number-columns-repeated="4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45133045" calcext:value-type="float">
            <text:p>0.000045133</text:p>
          </table:table-cell>
          <table:table-cell office:value-type="float" office:value="5" calcext:value-type="float">
            <text:p>5</text:p>
          </table:table-cell>
          <table:table-cell table:formula="of:=(V_THEV - [.A37])/R_THEV" office:value-type="float" office:value="4.82" calcext:value-type="float">
            <text:p>4.82</text:p>
          </table:table-cell>
          <table:table-cell table:number-columns-repeated="4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60783565" calcext:value-type="float">
            <text:p>6.0783565E-05</text:p>
          </table:table-cell>
          <table:table-cell office:value-type="float" office:value="5" calcext:value-type="float">
            <text:p>5</text:p>
          </table:table-cell>
          <table:table-cell table:formula="of:=(V_THEV - [.A38])/R_THEV" office:value-type="float" office:value="4.815" calcext:value-type="float">
            <text:p>4.815</text:p>
          </table:table-cell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81861035" calcext:value-type="float">
            <text:p>0.000081861</text:p>
          </table:table-cell>
          <table:table-cell office:value-type="float" office:value="5" calcext:value-type="float">
            <text:p>5</text:p>
          </table:table-cell>
          <table:table-cell table:formula="of:=(V_THEV - [.A39])/R_THEV" office:value-type="float" office:value="4.81" calcext:value-type="float">
            <text:p>4.81</text:p>
          </table:table-cell>
          <table:table-cell table:number-columns-repeated="4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11024751" calcext:value-type="float">
            <text:p>0.0001102475</text:p>
          </table:table-cell>
          <table:table-cell office:value-type="float" office:value="5" calcext:value-type="float">
            <text:p>5</text:p>
          </table:table-cell>
          <table:table-cell table:formula="of:=(V_THEV - [.A40])/R_THEV" office:value-type="float" office:value="4.805" calcext:value-type="float">
            <text:p>4.80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14847751" calcext:value-type="float">
            <text:p>0.0001484775</text:p>
          </table:table-cell>
          <table:table-cell office:value-type="float" office:value="5" calcext:value-type="float">
            <text:p>5</text:p>
          </table:table-cell>
          <table:table-cell table:formula="of:=(V_THEV - [.A41])/R_THEV"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19996417" calcext:value-type="float">
            <text:p>0.0001999642</text:p>
          </table:table-cell>
          <table:table-cell office:value-type="float" office:value="5" calcext:value-type="float">
            <text:p>5</text:p>
          </table:table-cell>
          <table:table-cell table:formula="of:=(V_THEV - [.A42])/R_THEV" office:value-type="float" office:value="4.795" calcext:value-type="float">
            <text:p>4.795</text:p>
          </table:table-cell>
          <table:table-cell table:number-columns-repeated="4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2693043" calcext:value-type="float">
            <text:p>0.0002693043</text:p>
          </table:table-cell>
          <table:table-cell office:value-type="float" office:value="5" calcext:value-type="float">
            <text:p>5</text:p>
          </table:table-cell>
          <table:table-cell table:formula="of:=(V_THEV - [.A43])/R_THEV" office:value-type="float" office:value="4.79" calcext:value-type="float">
            <text:p>4.79</text:p>
          </table:table-cell>
          <table:table-cell table:number-columns-repeated="4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36268967" calcext:value-type="float">
            <text:p>0.0003626897</text:p>
          </table:table-cell>
          <table:table-cell office:value-type="float" office:value="5" calcext:value-type="float">
            <text:p>5</text:p>
          </table:table-cell>
          <table:table-cell table:formula="of:=(V_THEV - [.A44])/R_THEV" office:value-type="float" office:value="4.785" calcext:value-type="float">
            <text:p>4.785</text:p>
          </table:table-cell>
          <table:table-cell table:number-columns-repeated="4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48845744" calcext:value-type="float">
            <text:p>0.0004884574</text:p>
          </table:table-cell>
          <table:table-cell office:value-type="float" office:value="5" calcext:value-type="float">
            <text:p>5</text:p>
          </table:table-cell>
          <table:table-cell table:formula="of:=(V_THEV - [.A45])/R_THEV" office:value-type="float" office:value="4.78" calcext:value-type="float">
            <text:p>4.78</text:p>
          </table:table-cell>
          <table:table-cell table:number-columns-repeated="4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578362" calcext:value-type="float">
            <text:p>0.0006578362</text:p>
          </table:table-cell>
          <table:table-cell office:value-type="float" office:value="5" calcext:value-type="float">
            <text:p>5</text:p>
          </table:table-cell>
          <table:table-cell table:formula="of:=(V_THEV - [.A46])/R_THEV" office:value-type="float" office:value="4.775" calcext:value-type="float">
            <text:p>4.775</text:p>
          </table:table-cell>
          <table:table-cell table:number-columns-repeated="4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88595104" calcext:value-type="float">
            <text:p>0.000885951</text:p>
          </table:table-cell>
          <table:table-cell office:value-type="float" office:value="5" calcext:value-type="float">
            <text:p>5</text:p>
          </table:table-cell>
          <table:table-cell table:formula="of:=(V_THEV - [.A47])/R_THEV"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1193167" calcext:value-type="float">
            <text:p>0.001193167</text:p>
          </table:table-cell>
          <table:table-cell office:value-type="float" office:value="5" calcext:value-type="float">
            <text:p>5</text:p>
          </table:table-cell>
          <table:table-cell table:formula="of:=(V_THEV - [.A48])/R_THEV" office:value-type="float" office:value="4.765" calcext:value-type="float">
            <text:p>4.765</text:p>
          </table:table-cell>
          <table:table-cell table:number-columns-repeated="4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16069128" calcext:value-type="float">
            <text:p>0.0016069128</text:p>
          </table:table-cell>
          <table:table-cell office:value-type="float" office:value="5" calcext:value-type="float">
            <text:p>5</text:p>
          </table:table-cell>
          <table:table-cell table:formula="of:=(V_THEV - [.A49])/R_THEV" office:value-type="float" office:value="4.76" calcext:value-type="float">
            <text:p>4.76</text:p>
          </table:table-cell>
          <table:table-cell table:number-columns-repeated="4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21641345" calcext:value-type="float">
            <text:p>0.0021641345</text:p>
          </table:table-cell>
          <table:table-cell office:value-type="float" office:value="5" calcext:value-type="float">
            <text:p>5</text:p>
          </table:table-cell>
          <table:table-cell table:formula="of:=(V_THEV - [.A50])/R_THEV" office:value-type="float" office:value="4.755" calcext:value-type="float">
            <text:p>4.75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9145784" calcext:value-type="float">
            <text:p>0.0029145784</text:p>
          </table:table-cell>
          <table:table-cell office:value-type="float" office:value="5" calcext:value-type="float">
            <text:p>5</text:p>
          </table:table-cell>
          <table:table-cell table:formula="of:=(V_THEV - [.A51])/R_THEV" office:value-type="float" office:value="4.75" calcext:value-type="float">
            <text:p>4.75</text:p>
          </table:table-cell>
          <table:table-cell table:number-columns-repeated="4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39252457" calcext:value-type="float">
            <text:p>0.0039252457</text:p>
          </table:table-cell>
          <table:table-cell office:value-type="float" office:value="5" calcext:value-type="float">
            <text:p>5</text:p>
          </table:table-cell>
          <table:table-cell table:formula="of:=(V_THEV - [.A52])/R_THEV" office:value-type="float" office:value="4.745" calcext:value-type="float">
            <text:p>4.745</text:p>
          </table:table-cell>
          <table:table-cell table:number-columns-repeated="4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52863797" calcext:value-type="float">
            <text:p>0.0052863797</text:p>
          </table:table-cell>
          <table:table-cell office:value-type="float" office:value="5" calcext:value-type="float">
            <text:p>5</text:p>
          </table:table-cell>
          <table:table-cell table:formula="of:=(V_THEV - [.A53])/R_THEV" office:value-type="float" office:value="4.74" calcext:value-type="float">
            <text:p>4.74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71195057" calcext:value-type="float">
            <text:p>0.0071195057</text:p>
          </table:table-cell>
          <table:table-cell office:value-type="float" office:value="5" calcext:value-type="float">
            <text:p>5</text:p>
          </table:table-cell>
          <table:table-cell table:formula="of:=(V_THEV - [.A54])/R_THEV" office:value-type="float" office:value="4.735" calcext:value-type="float">
            <text:p>4.735</text:p>
          </table:table-cell>
          <table:table-cell table:number-columns-repeated="4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9588312" calcext:value-type="float">
            <text:p>0.009588312</text:p>
          </table:table-cell>
          <table:table-cell office:value-type="float" office:value="5" calcext:value-type="float">
            <text:p>5</text:p>
          </table:table-cell>
          <table:table-cell table:formula="of:=(V_THEV - [.A55])/R_THEV" office:value-type="float" office:value="4.73" calcext:value-type="float">
            <text:p>4.73</text:p>
          </table:table-cell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29131945" calcext:value-type="float">
            <text:p>0.0129131945</text:p>
          </table:table-cell>
          <table:table-cell office:value-type="float" office:value="5" calcext:value-type="float">
            <text:p>5</text:p>
          </table:table-cell>
          <table:table-cell table:formula="of:=(V_THEV - [.A56])/R_THEV" office:value-type="float" office:value="4.725" calcext:value-type="float">
            <text:p>4.725</text:p>
          </table:table-cell>
          <table:table-cell table:number-columns-repeated="4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17390994" calcext:value-type="float">
            <text:p>0.017390994</text:p>
          </table:table-cell>
          <table:table-cell office:value-type="float" office:value="5" calcext:value-type="float">
            <text:p>5</text:p>
          </table:table-cell>
          <table:table-cell table:formula="of:=(V_THEV - [.A57])/R_THEV" office:value-type="float" office:value="4.72" calcext:value-type="float">
            <text:p>4.72</text:p>
          </table:table-cell>
          <table:table-cell table:number-columns-repeated="4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23421563" calcext:value-type="float">
            <text:p>0.023421563</text:p>
          </table:table-cell>
          <table:table-cell office:value-type="float" office:value="5" calcext:value-type="float">
            <text:p>5</text:p>
          </table:table-cell>
          <table:table-cell table:formula="of:=(V_THEV - [.A58])/R_THEV" office:value-type="float" office:value="4.715" calcext:value-type="float">
            <text:p>4.715</text:p>
          </table:table-cell>
          <table:table-cell table:number-columns-repeated="4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3154332" calcext:value-type="float">
            <text:p>0.03154332</text:p>
          </table:table-cell>
          <table:table-cell office:value-type="float" office:value="5" calcext:value-type="float">
            <text:p>5</text:p>
          </table:table-cell>
          <table:table-cell table:formula="of:=(V_THEV - [.A59])/R_THEV" office:value-type="float" office:value="4.71" calcext:value-type="float">
            <text:p>4.71</text:p>
          </table:table-cell>
          <table:table-cell table:number-columns-repeated="4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42481408" calcext:value-type="float">
            <text:p>0.042481408</text:p>
          </table:table-cell>
          <table:table-cell office:value-type="float" office:value="5" calcext:value-type="float">
            <text:p>5</text:p>
          </table:table-cell>
          <table:table-cell table:formula="of:=(V_THEV - [.A60])/R_THEV" office:value-type="float" office:value="4.705" calcext:value-type="float">
            <text:p>4.705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7212543" calcext:value-type="float">
            <text:p>0.057212543</text:p>
          </table:table-cell>
          <table:table-cell office:value-type="float" office:value="5" calcext:value-type="float">
            <text:p>5</text:p>
          </table:table-cell>
          <table:table-cell table:formula="of:=(V_THEV - [.A61])/R_THEV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7705179" calcext:value-type="float">
            <text:p>0.07705179</text:p>
          </table:table-cell>
          <table:table-cell office:value-type="float" office:value="5" calcext:value-type="float">
            <text:p>5</text:p>
          </table:table-cell>
          <table:table-cell table:formula="of:=(V_THEV - [.A62])/R_THEV" office:value-type="float" office:value="4.695" calcext:value-type="float">
            <text:p>4.695</text:p>
          </table:table-cell>
          <table:table-cell table:number-columns-repeated="4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03770584" calcext:value-type="float">
            <text:p>0.103770584</text:p>
          </table:table-cell>
          <table:table-cell office:value-type="float" office:value="5" calcext:value-type="float">
            <text:p>5</text:p>
          </table:table-cell>
          <table:table-cell table:formula="of:=(V_THEV - [.A63])/R_THEV"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3975422" calcext:value-type="float">
            <text:p>0.13975422</text:p>
          </table:table-cell>
          <table:table-cell office:value-type="float" office:value="5" calcext:value-type="float">
            <text:p>5</text:p>
          </table:table-cell>
          <table:table-cell table:formula="of:=(V_THEV - [.A64])/R_THEV" office:value-type="float" office:value="4.685" calcext:value-type="float">
            <text:p>4.685</text:p>
          </table:table-cell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8821596" calcext:value-type="float">
            <text:p>0.18821596</text:p>
          </table:table-cell>
          <table:table-cell office:value-type="float" office:value="5" calcext:value-type="float">
            <text:p>5</text:p>
          </table:table-cell>
          <table:table-cell table:formula="of:=(V_THEV - [.A65])/R_THEV"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5348246" calcext:value-type="float">
            <text:p>0.25348246</text:p>
          </table:table-cell>
          <table:table-cell office:value-type="float" office:value="5" calcext:value-type="float">
            <text:p>5</text:p>
          </table:table-cell>
          <table:table-cell table:formula="of:=(V_THEV - [.A66])/R_THEV" office:value-type="float" office:value="4.675" calcext:value-type="float">
            <text:p>4.675</text:p>
          </table:table-cell>
          <table:table-cell table:number-columns-repeated="4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4138173" calcext:value-type="float">
            <text:p>0.34138173</text:p>
          </table:table-cell>
          <table:table-cell office:value-type="float" office:value="5" calcext:value-type="float">
            <text:p>5</text:p>
          </table:table-cell>
          <table:table-cell table:formula="of:=(V_THEV - [.A67])/R_THEV" office:value-type="float" office:value="4.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45976064" calcext:value-type="float">
            <text:p>0.45976064</text:p>
          </table:table-cell>
          <table:table-cell office:value-type="float" office:value="5" calcext:value-type="float">
            <text:p>5</text:p>
          </table:table-cell>
          <table:table-cell table:formula="of:=(V_THEV - [.A68])/R_THEV" office:value-type="float" office:value="4.665" calcext:value-type="float">
            <text:p>4.665</text:p>
          </table:table-cell>
          <table:table-cell table:number-columns-repeated="4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91891" calcext:value-type="float">
            <text:p>0.6191891</text:p>
          </table:table-cell>
          <table:table-cell office:value-type="float" office:value="5" calcext:value-type="float">
            <text:p>5</text:p>
          </table:table-cell>
          <table:table-cell table:formula="of:=(V_THEV - [.A69])/R_THEV" office:value-type="float" office:value="4.66" calcext:value-type="float">
            <text:p>4.66</text:p>
          </table:table-cell>
          <table:table-cell table:number-columns-repeated="4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83390003" calcext:value-type="float">
            <text:p>0.83390003</text:p>
          </table:table-cell>
          <table:table-cell office:value-type="float" office:value="5" calcext:value-type="float">
            <text:p>5</text:p>
          </table:table-cell>
          <table:table-cell table:formula="of:=(V_THEV - [.A70])/R_THEV" office:value-type="float" office:value="4.655" calcext:value-type="float">
            <text:p>4.655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30664" calcext:value-type="float">
            <text:p>1.1230664</text:p>
          </table:table-cell>
          <table:table-cell office:value-type="float" office:value="5" calcext:value-type="float">
            <text:p>5</text:p>
          </table:table-cell>
          <table:table-cell table:formula="of:=(V_THEV - [.A71])/R_THEV"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125055" calcext:value-type="float">
            <text:p>1.5125055</text:p>
          </table:table-cell>
          <table:table-cell office:value-type="float" office:value="5" calcext:value-type="float">
            <text:p>5</text:p>
          </table:table-cell>
          <table:table-cell table:formula="of:=(V_THEV - [.A72])/R_THEV" office:value-type="float" office:value="4.645" calcext:value-type="float">
            <text:p>4.645</text:p>
          </table:table-cell>
          <table:table-cell table:number-columns-repeated="4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.0369918" calcext:value-type="float">
            <text:p>2.0369918</text:p>
          </table:table-cell>
          <table:table-cell office:value-type="float" office:value="5" calcext:value-type="float">
            <text:p>5</text:p>
          </table:table-cell>
          <table:table-cell table:formula="of:=(V_THEV - [.A73])/R_THEV"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.7433476" calcext:value-type="float">
            <text:p>2.7433476</text:p>
          </table:table-cell>
          <table:table-cell office:value-type="float" office:value="5" calcext:value-type="float">
            <text:p>5</text:p>
          </table:table-cell>
          <table:table-cell table:formula="of:=(V_THEV - [.A74])/R_THEV" office:value-type="float" office:value="4.635" calcext:value-type="float">
            <text:p>4.635</text:p>
          </table:table-cell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.6946418" calcext:value-type="float">
            <text:p>3.6946418</text:p>
          </table:table-cell>
          <table:table-cell office:value-type="float" office:value="5" calcext:value-type="float">
            <text:p>5</text:p>
          </table:table-cell>
          <table:table-cell table:formula="of:=(V_THEV - [.A75])/R_THEV" office:value-type="float" office:value="4.63" calcext:value-type="float">
            <text:p>4.63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758105" calcext:value-type="float">
            <text:p>4.9758105</text:p>
          </table:table-cell>
          <table:table-cell office:value-type="float" office:value="5" calcext:value-type="float">
            <text:p>5</text:p>
          </table:table-cell>
          <table:table-cell table:formula="of:=(V_THEV - [.A76])/R_THEV" office:value-type="float" office:value="4.625" calcext:value-type="float">
            <text:p>4.625</text:p>
          </table:table-cell>
          <table:table-cell table:number-columns-repeated="4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.70123" calcext:value-type="float">
            <text:p>6.70123</text:p>
          </table:table-cell>
          <table:table-cell office:value-type="float" office:value="5" calcext:value-type="float">
            <text:p>5</text:p>
          </table:table-cell>
          <table:table-cell table:formula="of:=(V_THEV - [.A77])/R_THEV" office:value-type="float" office:value="4.62" calcext:value-type="float">
            <text:p>4.62</text:p>
          </table:table-cell>
          <table:table-cell table:number-columns-repeated="4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9.024976" calcext:value-type="float">
            <text:p>9.024976</text:p>
          </table:table-cell>
          <table:table-cell office:value-type="float" office:value="5" calcext:value-type="float">
            <text:p>5</text:p>
          </table:table-cell>
          <table:table-cell table:formula="of:=(V_THEV - [.A78])/R_THEV" office:value-type="float" office:value="4.615" calcext:value-type="float">
            <text:p>4.615</text:p>
          </table:table-cell>
          <table:table-cell table:number-columns-repeated="4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.154512" calcext:value-type="float">
            <text:p>12.154512</text:p>
          </table:table-cell>
          <table:table-cell office:value-type="float" office:value="5" calcext:value-type="float">
            <text:p>5</text:p>
          </table:table-cell>
          <table:table-cell table:formula="of:=(V_THEV - [.A79])/R_THEV" office:value-type="float" office:value="4.61" calcext:value-type="float">
            <text:p>4.61</text:p>
          </table:table-cell>
          <table:table-cell table:number-columns-repeated="4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.369291" calcext:value-type="float">
            <text:p>16.369291</text:p>
          </table:table-cell>
          <table:table-cell office:value-type="float" office:value="5" calcext:value-type="float">
            <text:p>5</text:p>
          </table:table-cell>
          <table:table-cell table:formula="of:=(V_THEV - [.A80])/R_THEV" office:value-type="float" office:value="4.605" calcext:value-type="float">
            <text:p>4.60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2.045572" calcext:value-type="float">
            <text:p>22.045572</text:p>
          </table:table-cell>
          <table:table-cell office:value-type="float" office:value="5" calcext:value-type="float">
            <text:p>5</text:p>
          </table:table-cell>
          <table:table-cell table:formula="of:=(V_THEV - [.A81])/R_THEV" office:value-type="float" office:value="4.6" calcext:value-type="float">
            <text:p>4.6</text:p>
          </table:table-cell>
          <table:table-cell table:number-columns-repeated="4"/>
        </table:table-row>
      </table:table>
      <table:named-expressions>
        <table:named-range table:name="R_THEV" table:base-cell-address="$Sheet3.$G$24" table:cell-range-address="$Sheet3.$G$24"/>
        <table:named-range table:name="V_THEV" table:base-cell-address="$Sheet3.$G$23" table:cell-range-address="$Sheet3.$G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2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8:05:53.831444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18:24:03.185544720</dc:date>
    <meta:editing-duration>PT19M12S</meta:editing-duration>
    <meta:editing-cycles>6</meta:editing-cycles>
    <meta:generator>LibreOffice/5.0.3.2$Linux_X86_64 LibreOffice_project/00m0$Build-2</meta:generator>
    <meta:document-statistic meta:table-count="3" meta:cell-count="111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250" svg:x="0.32cm" svg:y="0.18cm" svg:width="12.508cm" svg:height="8.64cm">
          <chartooo:coordinate-region svg:x="1.762cm" svg:y="0.379cm" svg:width="10.6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250" chart:class="chart:scatter">
            <chart:domain table:cell-range-address="diode.A1:diode.A250"/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25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29.690184">
                <text:p>29.690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39.985672">
                <text:p>39.9856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53.85116">
                <text:p>53.8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72.5248">
                <text:p>72.52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7.67398">
                <text:p>97.67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131.54381">
                <text:p>131.543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77.15846">
                <text:p>177.15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238.59065">
                <text:p>238.590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321.3247">
                <text:p>321.3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432.74854">
                <text:p>432.748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582.8113">
                <text:p>582.81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784.90924">
                <text:p>784.90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1057.0876">
                <text:p>1057.0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1423.6476">
                <text:p>1423.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1917.3173">
                <text:p>1917.3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2582.169">
                <text:p>2582.1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3477.5789">
                <text:p>3477.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4683.478">
                <text:p>4683.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6307.54">
                <text:p>6307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494.768">
                <text:p>8494.7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">
                <text:p>1.01</text:p>
              </table:table-cell>
              <table:table-cell office:value-type="float" office:value="11440.448">
                <text:p>11440.4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">
                <text:p>1.02</text:p>
              </table:table-cell>
              <table:table-cell office:value-type="float" office:value="15407.554">
                <text:p>15407.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3">
                <text:p>1.03</text:p>
              </table:table-cell>
              <table:table-cell office:value-type="float" office:value="20750.34">
                <text:p>20750.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">
                <text:p>1.04</text:p>
              </table:table-cell>
              <table:table-cell office:value-type="float" office:value="27945.81">
                <text:p>27945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">
                <text:p>1.05</text:p>
              </table:table-cell>
              <table:table-cell office:value-type="float" office:value="37636.41">
                <text:p>37636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6">
                <text:p>1.06</text:p>
              </table:table-cell>
              <table:table-cell office:value-type="float" office:value="50687.367">
                <text:p>50687.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7">
                <text:p>1.07</text:p>
              </table:table-cell>
              <table:table-cell office:value-type="float" office:value="68264.18">
                <text:p>68264.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">
                <text:p>1.08</text:p>
              </table:table-cell>
              <table:table-cell office:value-type="float" office:value="91935.74">
                <text:p>91935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9">
                <text:p>1.09</text:p>
              </table:table-cell>
              <table:table-cell office:value-type="float" office:value="123815.516">
                <text:p>123815.5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">
                <text:p>1.1</text:p>
              </table:table-cell>
              <table:table-cell office:value-type="float" office:value="166750.61">
                <text:p>166750.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1">
                <text:p>1.11</text:p>
              </table:table-cell>
              <table:table-cell office:value-type="float" office:value="224573.28">
                <text:p>224573.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2">
                <text:p>1.12</text:p>
              </table:table-cell>
              <table:table-cell office:value-type="float" office:value="302446.66">
                <text:p>302446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3">
                <text:p>1.13</text:p>
              </table:table-cell>
              <table:table-cell office:value-type="float" office:value="407325.03">
                <text:p>407325.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4">
                <text:p>1.14</text:p>
              </table:table-cell>
              <table:table-cell office:value-type="float" office:value="548569.6">
                <text:p>548569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5">
                <text:p>1.15</text:p>
              </table:table-cell>
              <table:table-cell office:value-type="float" office:value="738795.3">
                <text:p>73879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6">
                <text:p>1.16</text:p>
              </table:table-cell>
              <table:table-cell office:value-type="float" office:value="994981">
                <text:p>994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7">
                <text:p>1.17</text:p>
              </table:table-cell>
              <table:table-cell office:value-type="float" office:value="1340007.3">
                <text:p>134000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8">
                <text:p>1.18</text:p>
              </table:table-cell>
              <table:table-cell office:value-type="float" office:value="1804670">
                <text:p>1804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9">
                <text:p>1.19</text:p>
              </table:table-cell>
              <table:table-cell office:value-type="float" office:value="2430469.3">
                <text:p>243046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">
                <text:p>1.2</text:p>
              </table:table-cell>
              <table:table-cell office:value-type="float" office:value="3273275">
                <text:p>32732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1">
                <text:p>1.21</text:p>
              </table:table-cell>
              <table:table-cell office:value-type="float" office:value="4408320.5">
                <text:p>440832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">
                <text:p>1.22</text:p>
              </table:table-cell>
              <table:table-cell office:value-type="float" office:value="5936979">
                <text:p>59369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3">
                <text:p>1.23</text:p>
              </table:table-cell>
              <table:table-cell office:value-type="float" office:value="7995694">
                <text:p>7995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4">
                <text:p>1.24</text:p>
              </table:table-cell>
              <table:table-cell office:value-type="float" office:value="10768334">
                <text:p>107683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5">
                <text:p>1.25</text:p>
              </table:table-cell>
              <table:table-cell office:value-type="float" office:value="14502376">
                <text:p>14502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6">
                <text:p>1.26</text:p>
              </table:table-cell>
              <table:table-cell office:value-type="float" office:value="19531242">
                <text:p>19531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  <table:table-cell office:value-type="float" office:value="26304024">
                <text:p>26304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8">
                <text:p>1.28</text:p>
              </table:table-cell>
              <table:table-cell office:value-type="float" office:value="35425244">
                <text:p>354252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9">
                <text:p>1.29</text:p>
              </table:table-cell>
              <table:table-cell office:value-type="float" office:value="47709540">
                <text:p>477095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">
                <text:p>1.3</text:p>
              </table:table-cell>
              <table:table-cell office:value-type="float" office:value="64253370">
                <text:p>6425337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1">
                <text:p>1.31</text:p>
              </table:table-cell>
              <table:table-cell office:value-type="float" office:value="86534290">
                <text:p>865342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2">
                <text:p>1.32</text:p>
              </table:table-cell>
              <table:table-cell office:value-type="float" office:value="116541490">
                <text:p>1165414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3">
                <text:p>1.33</text:p>
              </table:table-cell>
              <table:table-cell office:value-type="float" office:value="156953580">
                <text:p>1569535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4">
                <text:p>1.34</text:p>
              </table:table-cell>
              <table:table-cell office:value-type="float" office:value="211379860">
                <text:p>2113798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5">
                <text:p>1.35</text:p>
              </table:table-cell>
              <table:table-cell office:value-type="float" office:value="284678200">
                <text:p>2846782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6">
                <text:p>1.36</text:p>
              </table:table-cell>
              <table:table-cell office:value-type="float" office:value="383395140">
                <text:p>38339514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7">
                <text:p>1.37</text:p>
              </table:table-cell>
              <table:table-cell office:value-type="float" office:value="516341800">
                <text:p>5163418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8">
                <text:p>1.38</text:p>
              </table:table-cell>
              <table:table-cell office:value-type="float" office:value="695389200">
                <text:p>695389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9">
                <text:p>1.39</text:p>
              </table:table-cell>
              <table:table-cell office:value-type="float" office:value="936526900">
                <text:p>9365269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">
                <text:p>1.4</text:p>
              </table:table-cell>
              <table:table-cell office:value-type="float" office:value="1261278500">
                <text:p>1261278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1">
                <text:p>1.41</text:p>
              </table:table-cell>
              <table:table-cell office:value-type="float" office:value="1698647700">
                <text:p>1698647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2">
                <text:p>1.42</text:p>
              </table:table-cell>
              <table:table-cell office:value-type="float" office:value="2287673300">
                <text:p>22876733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3">
                <text:p>1.43</text:p>
              </table:table-cell>
              <table:table-cell office:value-type="float" office:value="3080961800">
                <text:p>30809618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4">
                <text:p>1.44</text:p>
              </table:table-cell>
              <table:table-cell office:value-type="float" office:value="4149336600">
                <text:p>41493366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5">
                <text:p>1.45</text:p>
              </table:table-cell>
              <table:table-cell office:value-type="float" office:value="5588166700">
                <text:p>5588166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6">
                <text:p>1.46</text:p>
              </table:table-cell>
              <table:table-cell office:value-type="float" office:value="7525955600">
                <text:p>75259556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7">
                <text:p>1.47</text:p>
              </table:table-cell>
              <table:table-cell office:value-type="float" office:value="10135668000">
                <text:p>10135668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8">
                <text:p>1.48</text:p>
              </table:table-cell>
              <table:table-cell office:value-type="float" office:value="13650378000">
                <text:p>13650378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9">
                <text:p>1.49</text:p>
              </table:table-cell>
              <table:table-cell office:value-type="float" office:value="18383802000">
                <text:p>1838380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">
                <text:p>1.5</text:p>
              </table:table-cell>
              <table:table-cell office:value-type="float" office:value="24758692000">
                <text:p>2475869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1">
                <text:p>1.51</text:p>
              </table:table-cell>
              <table:table-cell office:value-type="float" office:value="33344053000">
                <text:p>33344053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2">
                <text:p>1.52</text:p>
              </table:table-cell>
              <table:table-cell office:value-type="float" office:value="44906484000">
                <text:p>4490648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3">
                <text:p>1.53</text:p>
              </table:table-cell>
              <table:table-cell office:value-type="float" office:value="60478550000">
                <text:p>6047855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4">
                <text:p>1.54</text:p>
              </table:table-cell>
              <table:table-cell office:value-type="float" office:value="81450180000">
                <text:p>8145018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">
                <text:p>1.55</text:p>
              </table:table-cell>
              <table:table-cell office:value-type="float" office:value="109694390000">
                <text:p>10969439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6">
                <text:p>1.56</text:p>
              </table:table-cell>
              <table:table-cell office:value-type="float" office:value="147732170000">
                <text:p>14773217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7">
                <text:p>1.57</text:p>
              </table:table-cell>
              <table:table-cell office:value-type="float" office:value="198961510000">
                <text:p>1989615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">
                <text:p>1.58</text:p>
              </table:table-cell>
              <table:table-cell office:value-type="float" office:value="267953700000">
                <text:p>26795370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">
                <text:p>1.59</text:p>
              </table:table-cell>
              <table:table-cell office:value-type="float" office:value="360869700000">
                <text:p>36086970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">
                <text:p>1.6</text:p>
              </table:table-cell>
              <table:table-cell office:value-type="float" office:value="486007280000">
                <text:p>48600728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1">
                <text:p>1.61</text:p>
              </table:table-cell>
              <table:table-cell office:value-type="float" office:value="654535800000">
                <text:p>65453580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2">
                <text:p>1.62</text:p>
              </table:table-cell>
              <table:table-cell office:value-type="float" office:value="881507040000">
                <text:p>88150704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3">
                <text:p>1.63</text:p>
              </table:table-cell>
              <table:table-cell office:value-type="float" office:value="1187179700000">
                <text:p>118717970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4">
                <text:p>1.64</text:p>
              </table:table-cell>
              <table:table-cell office:value-type="float" office:value="1598854000000">
                <text:p>159885400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5">
                <text:p>1.65</text:p>
              </table:table-cell>
              <table:table-cell office:value-type="float" office:value="2153274900000">
                <text:p>215327490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6">
                <text:p>1.66</text:p>
              </table:table-cell>
              <table:table-cell office:value-type="float" office:value="2899947600000">
                <text:p>289994760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7">
                <text:p>1.67</text:p>
              </table:table-cell>
              <table:table-cell office:value-type="float" office:value="3905552400000">
                <text:p>390555240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8">
                <text:p>1.68</text:p>
              </table:table-cell>
              <table:table-cell office:value-type="float" office:value="5259848000000">
                <text:p>525984800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9">
                <text:p>1.69</text:p>
              </table:table-cell>
              <table:table-cell office:value-type="float" office:value="7083814000000">
                <text:p>708381400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">
                <text:p>1.7</text:p>
              </table:table-cell>
              <table:table-cell office:value-type="float" office:value="9540208000000">
                <text:p>95402080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1">
                <text:p>1.71</text:p>
              </table:table-cell>
              <table:table-cell office:value-type="float" office:value="12848384000000">
                <text:p>1284838400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2">
                <text:p>1.72</text:p>
              </table:table-cell>
              <table:table-cell office:value-type="float" office:value="17303775000000">
                <text:p>1730377500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3">
                <text:p>1.73</text:p>
              </table:table-cell>
              <table:table-cell office:value-type="float" office:value="23304056000000">
                <text:p>2330405600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4">
                <text:p>1.74</text:p>
              </table:table-cell>
              <table:table-cell office:value-type="float" office:value="31385125000000">
                <text:p>3138512500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5">
                <text:p>1.75</text:p>
              </table:table-cell>
              <table:table-cell office:value-type="float" office:value="42268275000000">
                <text:p>4226827500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">
                <text:p>1.76</text:p>
              </table:table-cell>
              <table:table-cell office:value-type="float" office:value="56925500000000">
                <text:p>5692550000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7">
                <text:p>1.77</text:p>
              </table:table-cell>
              <table:table-cell office:value-type="float" office:value="76665070000000">
                <text:p>7666507000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8">
                <text:p>1.78</text:p>
              </table:table-cell>
              <table:table-cell office:value-type="float" office:value="103249570000000">
                <text:p>10324957000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9">
                <text:p>1.79</text:p>
              </table:table-cell>
              <table:table-cell office:value-type="float" office:value="139053064000000">
                <text:p>13905306400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">
                <text:p>1.8</text:p>
              </table:table-cell>
              <table:table-cell office:value-type="float" office:value="187271310000000">
                <text:p>1872713100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1">
                <text:p>1.81</text:p>
              </table:table-cell>
              <table:table-cell office:value-type="float" office:value="252210750000000">
                <text:p>25221075000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">
                <text:p>1.82</text:p>
              </table:table-cell>
              <table:table-cell office:value-type="float" office:value="339669000000000">
                <text:p>33966900000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3">
                <text:p>1.83</text:p>
              </table:table-cell>
              <table:table-cell office:value-type="float" office:value="457454900000000">
                <text:p>45745490000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4">
                <text:p>1.84</text:p>
              </table:table-cell>
              <table:table-cell office:value-type="float" office:value="616082600000000">
                <text:p>61608260000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5">
                <text:p>1.85</text:p>
              </table:table-cell>
              <table:table-cell office:value-type="float" office:value="829716300000000">
                <text:p>82971630000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6">
                <text:p>1.86</text:p>
              </table:table-cell>
              <table:table-cell office:value-type="float" office:value="1.1174342E+015">
                <text:p>1.1174342E+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7">
                <text:p>1.87</text:p>
              </table:table-cell>
              <table:table-cell office:value-type="float" office:value="1.5049173E+015">
                <text:p>1.5049173E+0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8">
                <text:p>1.88</text:p>
              </table:table-cell>
              <table:table-cell office:value-type="float" office:value="2.0267722E+015">
                <text:p>2.0267722E+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9">
                <text:p>1.89</text:p>
              </table:table-cell>
              <table:table-cell office:value-type="float" office:value="2.7295787E+015">
                <text:p>2.7295787E+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">
                <text:p>1.9</text:p>
              </table:table-cell>
              <table:table-cell office:value-type="float" office:value="3.6761057E+015">
                <text:p>3.6761057E+0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">
                <text:p>1.91</text:p>
              </table:table-cell>
              <table:table-cell office:value-type="float" office:value="4.950837E+015">
                <text:p>4.950837E+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2">
                <text:p>1.92</text:p>
              </table:table-cell>
              <table:table-cell office:value-type="float" office:value="6.667597E+015">
                <text:p>6.667597E+0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3">
                <text:p>1.93</text:p>
              </table:table-cell>
              <table:table-cell office:value-type="float" office:value="8.9796964E+015">
                <text:p>8.9796964E+0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4">
                <text:p>1.94</text:p>
              </table:table-cell>
              <table:table-cell office:value-type="float" office:value="1.2093556E+016">
                <text:p>1.2093556E+0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5">
                <text:p>1.95</text:p>
              </table:table-cell>
              <table:table-cell office:value-type="float" office:value="1.6287196E+016">
                <text:p>1.6287196E+0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6">
                <text:p>1.96</text:p>
              </table:table-cell>
              <table:table-cell office:value-type="float" office:value="2.1934967E+016">
                <text:p>2.1934967E+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7">
                <text:p>1.97</text:p>
              </table:table-cell>
              <table:table-cell office:value-type="float" office:value="2.9541172E+016">
                <text:p>2.9541172E+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8">
                <text:p>1.98</text:p>
              </table:table-cell>
              <table:table-cell office:value-type="float" office:value="3.978506E+016">
                <text:p>3.978506E+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9">
                <text:p>1.99</text:p>
              </table:table-cell>
              <table:table-cell office:value-type="float" office:value="5.358099E+016">
                <text:p>5.358099E+0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7.2161086E+016">
                <text:p>7.2161086E+0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1">
                <text:p>2.01</text:p>
              </table:table-cell>
              <table:table-cell office:value-type="float" office:value="9.718376E+016">
                <text:p>9.718376E+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2">
                <text:p>2.02</text:p>
              </table:table-cell>
              <table:table-cell office:value-type="float" office:value="1.3088385E+017">
                <text:p>1.3088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3">
                <text:p>2.03</text:p>
              </table:table-cell>
              <table:table-cell office:value-type="float" office:value="1.7626932E+017">
                <text:p>1.7626932E+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4">
                <text:p>2.04</text:p>
              </table:table-cell>
              <table:table-cell office:value-type="float" office:value="2.3739272E+017">
                <text:p>2.3739272E+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5">
                <text:p>2.05</text:p>
              </table:table-cell>
              <table:table-cell office:value-type="float" office:value="3.1971262E+017">
                <text:p>3.1971262E+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">
                <text:p>2.06</text:p>
              </table:table-cell>
              <table:table-cell office:value-type="float" office:value="4.3057662E+017">
                <text:p>4.3057662E+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7">
                <text:p>2.07</text:p>
              </table:table-cell>
              <table:table-cell office:value-type="float" office:value="5.798862E+017">
                <text:p>5.798862E+0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8">
                <text:p>2.08</text:p>
              </table:table-cell>
              <table:table-cell office:value-type="float" office:value="7.8096833E+017">
                <text:p>7.8096833E+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9">
                <text:p>2.09</text:p>
              </table:table-cell>
              <table:table-cell office:value-type="float" office:value="1.0517821E+018">
                <text:p>1.0517821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1.4164996E+018">
                <text:p>1.4164996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1">
                <text:p>2.11</text:p>
              </table:table-cell>
              <table:table-cell office:value-type="float" office:value="1.9076943E+018">
                <text:p>1.907694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2">
                <text:p>2.12</text:p>
              </table:table-cell>
              <table:table-cell office:value-type="float" office:value="2.5692093E+018">
                <text:p>2.569209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3">
                <text:p>2.13</text:p>
              </table:table-cell>
              <table:table-cell office:value-type="float" office:value="3.4601384E+018">
                <text:p>3.4601384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4">
                <text:p>2.14</text:p>
              </table:table-cell>
              <table:table-cell office:value-type="float" office:value="4.6599986E+018">
                <text:p>4.6599986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5">
                <text:p>2.15</text:p>
              </table:table-cell>
              <table:table-cell office:value-type="float" office:value="6.275907E+018">
                <text:p>6.275907E+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6">
                <text:p>2.16</text:p>
              </table:table-cell>
              <table:table-cell office:value-type="float" office:value="8.452182E+018">
                <text:p>8.452182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7">
                <text:p>2.17</text:p>
              </table:table-cell>
              <table:table-cell office:value-type="float" office:value="1.138303E+019">
                <text:p>1.138303E+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8">
                <text:p>2.18</text:p>
              </table:table-cell>
              <table:table-cell office:value-type="float" office:value="1.5330283E+019">
                <text:p>1.5330283E+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9">
                <text:p>2.19</text:p>
              </table:table-cell>
              <table:table-cell office:value-type="float" office:value="2.0646313E+019">
                <text:p>2.0646313E+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">
                <text:p>2.2</text:p>
              </table:table-cell>
              <table:table-cell office:value-type="float" office:value="2.7805765E+019">
                <text:p>2.7805765E+0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1">
                <text:p>2.21</text:p>
              </table:table-cell>
              <table:table-cell office:value-type="float" office:value="3.744759E+019">
                <text:p>3.744759E+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2">
                <text:p>2.22</text:p>
              </table:table-cell>
              <table:table-cell office:value-type="float" office:value="5.0433165E+019">
                <text:p>5.0433165E+0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3">
                <text:p>2.23</text:p>
              </table:table-cell>
              <table:table-cell office:value-type="float" office:value="6.7921697E+019">
                <text:p>6.7921697E+0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4">
                <text:p>2.24</text:p>
              </table:table-cell>
              <table:table-cell office:value-type="float" office:value="9.1473975E+019">
                <text:p>9.1473975E+0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5">
                <text:p>2.25</text:p>
              </table:table-cell>
              <table:table-cell office:value-type="float" office:value="1.2319409E+020">
                <text:p>1.2319409E+0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6">
                <text:p>2.26</text:p>
              </table:table-cell>
              <table:table-cell office:value-type="float" office:value="1.659137E+020">
                <text:p>1.659137E+0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7">
                <text:p>2.27</text:p>
              </table:table-cell>
              <table:table-cell office:value-type="float" office:value="2.2344701E+020">
                <text:p>2.2344701E+0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8">
                <text:p>2.28</text:p>
              </table:table-cell>
              <table:table-cell office:value-type="float" office:value="3.0092866E+020">
                <text:p>3.0092866E+0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9">
                <text:p>2.29</text:p>
              </table:table-cell>
              <table:table-cell office:value-type="float" office:value="4.052807E+020">
                <text:p>4.052807E+0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">
                <text:p>2.3</text:p>
              </table:table-cell>
              <table:table-cell office:value-type="float" office:value="5.458185E+020">
                <text:p>5.458185E+0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1">
                <text:p>2.31</text:p>
              </table:table-cell>
              <table:table-cell office:value-type="float" office:value="7.350845E+020">
                <text:p>7.350845E+0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2">
                <text:p>2.32</text:p>
              </table:table-cell>
              <table:table-cell office:value-type="float" office:value="9.8998725E+020">
                <text:p>9.8998725E+0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3">
                <text:p>2.33</text:p>
              </table:table-cell>
              <table:table-cell office:value-type="float" office:value="1.3332818E+021">
                <text:p>1.3332818E+0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4">
                <text:p>2.34</text:p>
              </table:table-cell>
              <table:table-cell office:value-type="float" office:value="1.7956194E+021">
                <text:p>1.7956194E+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5">
                <text:p>2.35</text:p>
              </table:table-cell>
              <table:table-cell office:value-type="float" office:value="2.4182616E+021">
                <text:p>2.4182616E+0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6">
                <text:p>2.36</text:p>
              </table:table-cell>
              <table:table-cell office:value-type="float" office:value="3.256834E+021">
                <text:p>3.256834E+0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7">
                <text:p>2.37</text:p>
              </table:table-cell>
              <table:table-cell office:value-type="float" office:value="4.3861956E+021">
                <text:p>4.3861956E+0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8">
                <text:p>2.38</text:p>
              </table:table-cell>
              <table:table-cell office:value-type="float" office:value="5.9071814E+021">
                <text:p>5.9071814E+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9">
                <text:p>2.39</text:p>
              </table:table-cell>
              <table:table-cell office:value-type="float" office:value="7.9555947E+021">
                <text:p>7.9555947E+0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">
                <text:p>2.4</text:p>
              </table:table-cell>
              <table:table-cell office:value-type="float" office:value="1.0714329E+022">
                <text:p>1.0714329E+0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1">
                <text:p>2.41</text:p>
              </table:table-cell>
              <table:table-cell office:value-type="float" office:value="1.4429701E+022">
                <text:p>1.4429701E+0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2">
                <text:p>2.42</text:p>
              </table:table-cell>
              <table:table-cell office:value-type="float" office:value="1.943329E+022">
                <text:p>1.943329E+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3">
                <text:p>2.43</text:p>
              </table:table-cell>
              <table:table-cell office:value-type="float" office:value="2.6172106E+022">
                <text:p>2.6172106E+0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">
                <text:p>2.44</text:p>
              </table:table-cell>
              <table:table-cell office:value-type="float" office:value="3.5247717E+022">
                <text:p>3.5247717E+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5">
                <text:p>2.45</text:p>
              </table:table-cell>
              <table:table-cell office:value-type="float" office:value="4.747009E+022">
                <text:p>4.747009E+0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6">
                <text:p>2.46</text:p>
              </table:table-cell>
              <table:table-cell office:value-type="float" office:value="6.3931128E+022">
                <text:p>6.3931128E+0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7">
                <text:p>2.47</text:p>
              </table:table-cell>
              <table:table-cell office:value-type="float" office:value="8.61003E+022">
                <text:p>8.61003E+0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8">
                <text:p>2.48</text:p>
              </table:table-cell>
              <table:table-cell office:value-type="float" office:value="1.1595702E+023">
                <text:p>1.1595702E+0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9">
                <text:p>2.49</text:p>
              </table:table-cell>
              <table:table-cell office:value-type="float" office:value="1.5616585E+023">
                <text:p>1.5616585E+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">
                <text:p>2.5</text:p>
              </table:table-cell>
              <table:table-cell office:value-type="float" office:value="2.1031895E+023">
                <text:p>2.1031895E+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legend chart:legend-position="end" svg:x="13.136cm" svg:y="4.204cm" style:legend-expansion="high" chart:style-name="ch2"/>
        <chart:plot-area chart:style-name="ch3" table:cell-range-address="diode.A1:diode.B80" svg:x="0.319cm" svg:y="0.18cm" svg:width="12.498cm" svg:height="8.646cm">
          <chartooo:coordinate-region svg:x="0.94cm" svg:y="0.38cm" svg:width="11.6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80" chart:class="chart:scatter">
            <chart:domain table:cell-range-address="diode.A1:diode.A80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8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60" svg:x="0.32cm" svg:y="0.18cm" svg:width="12.508cm" svg:height="8.64cm">
          <chartooo:coordinate-region svg:x="1.232cm" svg:y="0.379cm" svg:width="11.35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60" chart:class="chart:scatter">
            <chart:domain table:cell-range-address="diode.A1:diode.A60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6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30" svg:x="0.32cm" svg:y="0.18cm" svg:width="12.508cm" svg:height="8.64cm">
          <chartooo:coordinate-region svg:x="1.973cm" svg:y="0.379cm" svg:width="10.5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30" chart:class="chart:scatter">
            <chart:domain table:cell-range-address="diode.A1:diode.A30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3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diode.A1:diode.B70" svg:x="0.32cm" svg:y="0.18cm" svg:width="12.508cm" svg:height="8.64cm">
          <chartooo:coordinate-region svg:x="1.047cm" svg:y="0.38cm" svg:width="11.5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.B1:diode.B70" chart:class="chart:scatter">
            <chart:domain table:cell-range-address="diode.A1:diode.A70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diode.A1:diode.A70</svg:desc>
                </draw:g>
              </table:table-cell>
              <table:table-cell office:value-type="float" office:value="0.0000000013467639">
                <text:p>0.0000000013467639</text:p>
                <draw:g>
                  <svg:desc>diode.B1:diode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2:'diode with current source'.D71 'diode with current source'.B1:'diode with current source'.D1" chart:data-source-has-labels="row" svg:x="0.32cm" svg:y="0.18cm" svg:width="12.376cm" svg:height="8.64cm">
          <chartooo:coordinate-region svg:x="1.153cm" svg:y="0.38cm" svg:width="11.303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2:'diode with current source'.B71" chart:label-cell-address="'diode with current source'.B1:'diode with current source'.B1" chart:class="chart:scatter">
            <chart:domain table:cell-range-address="'diode with current source'.A2:'diode with current source'.A71"/>
            <chart:data-point chart:repeated="70"/>
          </chart:series>
          <chart:series chart:style-name="ch7" chart:values-cell-range-address="'diode with current source'.C2:'diode with current source'.C71" chart:label-cell-address="'diode with current source'.C1:'diode with current source'.C1" chart:class="chart:scatter">
            <chart:data-point chart:repeated="70"/>
          </chart:series>
          <chart:series chart:style-name="ch8" chart:values-cell-range-address="'diode with current source'.D2:'diode with current source'.D71" chart:label-cell-address="'diode with current source'.D1:'diode with current source'.D1" chart:class="chart:scatter"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diode with current source'.A2:'diode with current source'.A71</svg:desc>
                </draw:g>
              </table:table-cell>
              <table:table-cell office:value-type="float" office:value="0.0000000013467639">
                <text:p>0.0000000013467639</text:p>
                <draw:g>
                  <svg:desc>'diode with current source'.B2:'diode with current source'.B71</svg:desc>
                </draw:g>
              </table:table-cell>
              <table:table-cell office:value-type="float" office:value="0.01">
                <text:p>0.01</text:p>
                <draw:g>
                  <svg:desc>'diode with current source'.C2:'diode with current source'.C71</svg:desc>
                </draw:g>
              </table:table-cell>
              <table:table-cell office:value-type="float" office:value="-0.0099999986532361">
                <text:p>-0.0099999986532361</text:p>
                <draw:g>
                  <svg:desc>'diode with current source'.D2:'diode with current source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81862266">
                <text:p>-0.009999998186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0.01">
                <text:p>0.01</text:p>
              </table:table-cell>
              <table:table-cell office:value-type="float" office:value="-0.0099999975572753">
                <text:p>-0.0099999975572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0.01">
                <text:p>0.01</text:p>
              </table:table-cell>
              <table:table-cell office:value-type="float" office:value="-0.0099999967102264">
                <text:p>-0.0099999967102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0.01">
                <text:p>0.01</text:p>
              </table:table-cell>
              <table:table-cell office:value-type="float" office:value="-0.0099999955694503">
                <text:p>-0.0099999955694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0.01">
                <text:p>0.01</text:p>
              </table:table-cell>
              <table:table-cell office:value-type="float" office:value="-0.0099999940330966">
                <text:p>-0.0099999940330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0.01">
                <text:p>0.01</text:p>
              </table:table-cell>
              <table:table-cell office:value-type="float" office:value="-0.009999991963988">
                <text:p>-0.009999991963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0.01">
                <text:p>0.01</text:p>
              </table:table-cell>
              <table:table-cell office:value-type="float" office:value="-0.00999998917739">
                <text:p>-0.00999998917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0.01">
                <text:p>0.01</text:p>
              </table:table-cell>
              <table:table-cell office:value-type="float" office:value="-0.009999985424493">
                <text:p>-0.009999985424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0.01">
                <text:p>0.01</text:p>
              </table:table-cell>
              <table:table-cell office:value-type="float" office:value="-0.009999980370232">
                <text:p>-0.009999980370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0.01">
                <text:p>0.01</text:p>
              </table:table-cell>
              <table:table-cell office:value-type="float" office:value="-0.009999973563334">
                <text:p>-0.00999997356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0.01">
                <text:p>0.01</text:p>
              </table:table-cell>
              <table:table-cell office:value-type="float" office:value="-0.009999964396057">
                <text:p>-0.00999996439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0.01">
                <text:p>0.01</text:p>
              </table:table-cell>
              <table:table-cell office:value-type="float" office:value="-0.009999952049894">
                <text:p>-0.009999952049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0.01">
                <text:p>0.01</text:p>
              </table:table-cell>
              <table:table-cell office:value-type="float" office:value="-0.009999935422515">
                <text:p>-0.00999993542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0.01">
                <text:p>0.01</text:p>
              </table:table-cell>
              <table:table-cell office:value-type="float" office:value="-0.00999991302933">
                <text:p>-0.009999913029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0.01">
                <text:p>0.01</text:p>
              </table:table-cell>
              <table:table-cell office:value-type="float" office:value="-0.00999988287109">
                <text:p>-0.00999988287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0.01">
                <text:p>0.01</text:p>
              </table:table-cell>
              <table:table-cell office:value-type="float" office:value="-0.00999984225492">
                <text:p>-0.00999984225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0.01">
                <text:p>0.01</text:p>
              </table:table-cell>
              <table:table-cell office:value-type="float" office:value="-0.0099997875546">
                <text:p>-0.0099997875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0.01">
                <text:p>0.01</text:p>
              </table:table-cell>
              <table:table-cell office:value-type="float" office:value="-0.00999971388633">
                <text:p>-0.009999713886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0.01">
                <text:p>0.01</text:p>
              </table:table-cell>
              <table:table-cell office:value-type="float" office:value="-0.00999961467222">
                <text:p>-0.00999961467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0.01">
                <text:p>0.01</text:p>
              </table:table-cell>
              <table:table-cell office:value-type="float" office:value="-0.00999948105466">
                <text:p>-0.00999948105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0.01">
                <text:p>0.01</text:p>
              </table:table-cell>
              <table:table-cell office:value-type="float" office:value="-0.0099993011027">
                <text:p>-0.0099993011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0.01">
                <text:p>0.01</text:p>
              </table:table-cell>
              <table:table-cell office:value-type="float" office:value="-0.0099990587503">
                <text:p>-0.00999905875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0.01">
                <text:p>0.01</text:p>
              </table:table-cell>
              <table:table-cell office:value-type="float" office:value="-0.0099987323594">
                <text:p>-0.0099987323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0.01">
                <text:p>0.01</text:p>
              </table:table-cell>
              <table:table-cell office:value-type="float" office:value="-0.0099982927865">
                <text:p>-0.0099982927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0.01">
                <text:p>0.01</text:p>
              </table:table-cell>
              <table:table-cell office:value-type="float" office:value="-0.0099977007872">
                <text:p>-0.0099977007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0.01">
                <text:p>0.01</text:p>
              </table:table-cell>
              <table:table-cell office:value-type="float" office:value="-0.0099969034998">
                <text:p>-0.0099969034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0.01">
                <text:p>0.01</text:p>
              </table:table-cell>
              <table:table-cell office:value-type="float" office:value="-0.009995829749">
                <text:p>-0.0099958297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0.01">
                <text:p>0.01</text:p>
              </table:table-cell>
              <table:table-cell office:value-type="float" office:value="-0.009994383656">
                <text:p>-0.009994383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0.01">
                <text:p>0.01</text:p>
              </table:table-cell>
              <table:table-cell office:value-type="float" office:value="-0.0099924361027">
                <text:p>-0.009992436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0.01">
                <text:p>0.01</text:p>
              </table:table-cell>
              <table:table-cell office:value-type="float" office:value="-0.0099898132155">
                <text:p>-0.0099898132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0.01">
                <text:p>0.01</text:p>
              </table:table-cell>
              <table:table-cell office:value-type="float" office:value="-0.009986280818">
                <text:p>-0.009986280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0.01">
                <text:p>0.01</text:p>
              </table:table-cell>
              <table:table-cell office:value-type="float" office:value="-0.00998152348">
                <text:p>-0.00998152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0.01">
                <text:p>0.01</text:p>
              </table:table-cell>
              <table:table-cell office:value-type="float" office:value="-0.00997511649">
                <text:p>-0.009975116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0.01">
                <text:p>0.01</text:p>
              </table:table-cell>
              <table:table-cell office:value-type="float" office:value="-0.009966487816">
                <text:p>-0.009966487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0.01">
                <text:p>0.01</text:p>
              </table:table-cell>
              <table:table-cell office:value-type="float" office:value="-0.009954866955">
                <text:p>-0.009954866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0.01">
                <text:p>0.01</text:p>
              </table:table-cell>
              <table:table-cell office:value-type="float" office:value="-0.009939216435">
                <text:p>-0.00993921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0.01">
                <text:p>0.01</text:p>
              </table:table-cell>
              <table:table-cell office:value-type="float" office:value="-0.009918138965">
                <text:p>-0.00991813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0.01">
                <text:p>0.01</text:p>
              </table:table-cell>
              <table:table-cell office:value-type="float" office:value="-0.00988975249">
                <text:p>-0.00988975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0.01">
                <text:p>0.01</text:p>
              </table:table-cell>
              <table:table-cell office:value-type="float" office:value="-0.00985152249">
                <text:p>-0.00985152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0.01">
                <text:p>0.01</text:p>
              </table:table-cell>
              <table:table-cell office:value-type="float" office:value="-0.00980003583">
                <text:p>-0.00980003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0.01">
                <text:p>0.01</text:p>
              </table:table-cell>
              <table:table-cell office:value-type="float" office:value="-0.0097306957">
                <text:p>-0.00973069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0.01">
                <text:p>0.01</text:p>
              </table:table-cell>
              <table:table-cell office:value-type="float" office:value="-0.00963731033">
                <text:p>-0.009637310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0.01">
                <text:p>0.01</text:p>
              </table:table-cell>
              <table:table-cell office:value-type="float" office:value="-0.00951154256">
                <text:p>-0.009511542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0.01">
                <text:p>0.01</text:p>
              </table:table-cell>
              <table:table-cell office:value-type="float" office:value="-0.0093421638">
                <text:p>-0.00934216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0.01">
                <text:p>0.01</text:p>
              </table:table-cell>
              <table:table-cell office:value-type="float" office:value="-0.00911404896">
                <text:p>-0.00911404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0.01">
                <text:p>0.01</text:p>
              </table:table-cell>
              <table:table-cell office:value-type="float" office:value="-0.008806833">
                <text:p>-0.0088068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0.01">
                <text:p>0.01</text:p>
              </table:table-cell>
              <table:table-cell office:value-type="float" office:value="-0.0083930872">
                <text:p>-0.0083930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0.01">
                <text:p>0.01</text:p>
              </table:table-cell>
              <table:table-cell office:value-type="float" office:value="-0.0078358655">
                <text:p>-0.0078358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0.01">
                <text:p>0.01</text:p>
              </table:table-cell>
              <table:table-cell office:value-type="float" office:value="-0.0070854216">
                <text:p>-0.00708542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0.01">
                <text:p>0.01</text:p>
              </table:table-cell>
              <table:table-cell office:value-type="float" office:value="0.06705179">
                <text:p>0.06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0.01">
                <text:p>0.01</text:p>
              </table:table-cell>
              <table:table-cell office:value-type="float" office:value="0.093770584">
                <text:p>0.09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0.01">
                <text:p>0.01</text:p>
              </table:table-cell>
              <table:table-cell office:value-type="float" office:value="0.12975422">
                <text:p>0.12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0.01">
                <text:p>0.01</text:p>
              </table:table-cell>
              <table:table-cell office:value-type="float" office:value="0.17821596">
                <text:p>0.17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0.01">
                <text:p>0.01</text:p>
              </table:table-cell>
              <table:table-cell office:value-type="float" office:value="0.24348246">
                <text:p>0.24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0.01">
                <text:p>0.01</text:p>
              </table:table-cell>
              <table:table-cell office:value-type="float" office:value="0.33138173">
                <text:p>0.33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0.01">
                <text:p>0.01</text:p>
              </table:table-cell>
              <table:table-cell office:value-type="float" office:value="0.44976064">
                <text:p>0.44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0.01">
                <text:p>0.01</text:p>
              </table:table-cell>
              <table:table-cell office:value-type="float" office:value="0.6091891">
                <text:p>0.60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0.01">
                <text:p>0.01</text:p>
              </table:table-cell>
              <table:table-cell office:value-type="float" office:value="0.82390003">
                <text:p>0.82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0.01">
                <text:p>0.01</text:p>
              </table:table-cell>
              <table:table-cell office:value-type="float" office:value="1.1130664">
                <text:p>1.1130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diode with current source'.A51:'diode with current source'.D61 'diode with current source'.B1:'diode with current source'.D1" chart:data-source-has-labels="row" svg:x="0.32cm" svg:y="0.18cm" svg:width="12.376cm" svg:height="8.64cm">
          <chartooo:coordinate-region svg:x="1.339cm" svg:y="0.379cm" svg:width="11.02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ode with current source'.B51:'diode with current source'.B61" chart:label-cell-address="'diode with current source'.B1:'diode with current source'.B1" chart:class="chart:scatter">
            <chart:domain table:cell-range-address="'diode with current source'.A51:'diode with current source'.A61"/>
            <chart:data-point chart:repeated="11"/>
          </chart:series>
          <chart:series chart:style-name="ch7" chart:values-cell-range-address="'diode with current source'.C51:'diode with current source'.C61" chart:label-cell-address="'diode with current source'.C1:'diode with current source'.C1" chart:class="chart:scatter">
            <chart:data-point chart:repeated="11"/>
          </chart:series>
          <chart:series chart:style-name="ch8" chart:values-cell-range-address="'diode with current source'.D51:'diode with current source'.D61" chart:label-cell-address="'diode with current source'.D1:'diode with current source'.D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'diode with current source'.B1:'diode with current source'.B1</svg:desc>
                </draw:g>
              </table:table-cell>
              <table:table-cell office:value-type="string">
                <text:p>I_src</text:p>
                <draw:g>
                  <svg:desc>'diode with current source'.C1:'diode with current source'.C1</svg:desc>
                </draw:g>
              </table:table-cell>
              <table:table-cell office:value-type="string">
                <text:p>I_d – I_src</text:p>
                <draw:g>
                  <svg:desc>'diode with current source'.D1:'diode with current 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iode with current source'.A51:'diode with current source'.A61</svg:desc>
                </draw:g>
              </table:table-cell>
              <table:table-cell office:value-type="float" office:value="0.0029145784">
                <text:p>0.0029145784</text:p>
                <draw:g>
                  <svg:desc>'diode with current source'.B51:'diode with current source'.B61</svg:desc>
                </draw:g>
              </table:table-cell>
              <table:table-cell office:value-type="float" office:value="0.01">
                <text:p>0.01</text:p>
                <draw:g>
                  <svg:desc>'diode with current source'.C51:'diode with current source'.C61</svg:desc>
                </draw:g>
              </table:table-cell>
              <table:table-cell office:value-type="float" office:value="-0.0070854216">
                <text:p>-0.0070854216</text:p>
                <draw:g>
                  <svg:desc>'diode with current source'.D51:'diode with current sourc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0.01">
                <text:p>0.01</text:p>
              </table:table-cell>
              <table:table-cell office:value-type="float" office:value="-0.0060747543">
                <text:p>-0.00607475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0.01">
                <text:p>0.01</text:p>
              </table:table-cell>
              <table:table-cell office:value-type="float" office:value="-0.0047136203">
                <text:p>-0.0047136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0.01">
                <text:p>0.01</text:p>
              </table:table-cell>
              <table:table-cell office:value-type="float" office:value="-0.0028804943">
                <text:p>-0.00288049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0.01">
                <text:p>0.01</text:p>
              </table:table-cell>
              <table:table-cell office:value-type="float" office:value="-0.000411688">
                <text:p>-0.00041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0.01">
                <text:p>0.01</text:p>
              </table:table-cell>
              <table:table-cell office:value-type="float" office:value="0.0029131945">
                <text:p>0.0029131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0.01">
                <text:p>0.01</text:p>
              </table:table-cell>
              <table:table-cell office:value-type="float" office:value="0.007390994">
                <text:p>0.007390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0.01">
                <text:p>0.01</text:p>
              </table:table-cell>
              <table:table-cell office:value-type="float" office:value="0.013421563">
                <text:p>0.013421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0.01">
                <text:p>0.01</text:p>
              </table:table-cell>
              <table:table-cell office:value-type="float" office:value="0.02154332">
                <text:p>0.02154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0.01">
                <text:p>0.01</text:p>
              </table:table-cell>
              <table:table-cell office:value-type="float" office:value="0.032481408">
                <text:p>0.032481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0.01">
                <text:p>0.01</text:p>
              </table:table-cell>
              <table:table-cell office:value-type="float" office:value="0.047212543">
                <text:p>0.0472125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3.A1:Sheet3.D81" chart:data-source-has-labels="row" svg:x="0.32cm" svg:y="0.18cm" svg:width="12.667cm" svg:height="8.64cm">
          <chartooo:coordinate-region svg:x="0.941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81" chart:label-cell-address="Sheet3.B1:Sheet3.B1" chart:class="chart:scatter">
            <chart:domain table:cell-range-address="Sheet3.A2:Sheet3.A81"/>
            <chart:data-point chart:repeated="80"/>
          </chart:series>
          <chart:series chart:style-name="ch7" chart:values-cell-range-address="Sheet3.C2:Sheet3.C81" chart:label-cell-address="Sheet3.C1:Sheet3.C1" chart:class="chart:scatter">
            <chart:data-point chart:repeated="80"/>
          </chart:series>
          <chart:series chart:style-name="ch8" chart:values-cell-range-address="Sheet3.D2:Sheet3.D81" chart:label-cell-address="Sheet3.D1:Sheet3.D1" chart:class="chart:scatter"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d</text:p>
                <draw:g>
                  <svg:desc>Sheet3.B1:Sheet3.B1</svg:desc>
                </draw:g>
              </table:table-cell>
              <table:table-cell office:value-type="string">
                <text:p>I_src</text:p>
                <draw:g>
                  <svg:desc>Sheet3.C1:Sheet3.C1</svg:desc>
                </draw:g>
              </table:table-cell>
              <table:table-cell office:value-type="string">
                <text:p>I_R_load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3.A2:Sheet3.A81</svg:desc>
                </draw:g>
              </table:table-cell>
              <table:table-cell office:value-type="float" office:value="0.0000000013467639">
                <text:p>0.0000000013467639</text:p>
                <draw:g>
                  <svg:desc>Sheet3.B2:Sheet3.B81</svg:desc>
                </draw:g>
              </table:table-cell>
              <table:table-cell office:value-type="float" office:value="5">
                <text:p>5</text:p>
                <draw:g>
                  <svg:desc>Sheet3.C2:Sheet3.C81</svg:desc>
                </draw:g>
              </table:table-cell>
              <table:table-cell office:value-type="float" office:value="4.995">
                <text:p>4.995</text:p>
                <draw:g>
                  <svg:desc>Sheet3.D2:Sheet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  <table:table-cell office:value-type="float" office:value="5">
                <text:p>5</text:p>
              </table:table-cell>
              <table:table-cell office:value-type="float" office:value="4.985">
                <text:p>4.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  <table:table-cell office:value-type="float" office:value="5">
                <text:p>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  <table:table-cell office:value-type="float" office:value="5">
                <text:p>5</text:p>
              </table:table-cell>
              <table:table-cell office:value-type="float" office:value="4.965">
                <text:p>4.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  <table:table-cell office:value-type="float" office:value="5">
                <text:p>5</text:p>
              </table:table-cell>
              <table:table-cell office:value-type="float" office:value="4.955">
                <text:p>4.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  <table:table-cell office:value-type="float" office:value="5">
                <text:p>5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  <table:table-cell office:value-type="float" office:value="5">
                <text:p>5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  <table:table-cell office:value-type="float" office:value="5">
                <text:p>5</text:p>
              </table:table-cell>
              <table:table-cell office:value-type="float" office:value="4.935">
                <text:p>4.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  <table:table-cell office:value-type="float" office:value="5">
                <text:p>5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  <table:table-cell office:value-type="float" office:value="5">
                <text:p>5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  <table:table-cell office:value-type="float" office:value="5">
                <text:p>5</text:p>
              </table:table-cell>
              <table:table-cell office:value-type="float" office:value="4.915">
                <text:p>4.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  <table:table-cell office:value-type="float" office:value="5">
                <text:p>5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  <table:table-cell office:value-type="float" office:value="5">
                <text:p>5</text:p>
              </table:table-cell>
              <table:table-cell office:value-type="float" office:value="4.905">
                <text:p>4.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  <table:table-cell office:value-type="float" office:value="5">
                <text:p>5</text:p>
              </table:table-cell>
              <table:table-cell office:value-type="float" office:value="4.895">
                <text:p>4.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  <table:table-cell office:value-type="float" office:value="5">
                <text:p>5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  <table:table-cell office:value-type="float" office:value="5">
                <text:p>5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  <table:table-cell office:value-type="float" office:value="5">
                <text:p>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  <table:table-cell office:value-type="float" office:value="5">
                <text:p>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  <table:table-cell office:value-type="float" office:value="5">
                <text:p>5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  <table:table-cell office:value-type="float" office:value="5">
                <text:p>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  <table:table-cell office:value-type="float" office:value="5">
                <text:p>5</text:p>
              </table:table-cell>
              <table:table-cell office:value-type="float" office:value="4.855">
                <text:p>4.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  <table:table-cell office:value-type="float" office:value="5">
                <text:p>5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  <table:table-cell office:value-type="float" office:value="5">
                <text:p>5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  <table:table-cell office:value-type="float" office:value="5">
                <text:p>5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  <table:table-cell office:value-type="float" office:value="5">
                <text:p>5</text:p>
              </table:table-cell>
              <table:table-cell office:value-type="float" office:value="4.835">
                <text:p>4.8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  <table:table-cell office:value-type="float" office:value="5">
                <text:p>5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  <table:table-cell office:value-type="float" office:value="5">
                <text:p>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  <table:table-cell office:value-type="float" office:value="5">
                <text:p>5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  <table:table-cell office:value-type="float" office:value="5">
                <text:p>5</text:p>
              </table:table-cell>
              <table:table-cell office:value-type="float" office:value="4.815">
                <text:p>4.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  <table:table-cell office:value-type="float" office:value="5">
                <text:p>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  <table:table-cell office:value-type="float" office:value="5">
                <text:p>5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  <table:table-cell office:value-type="float" office:value="5">
                <text:p>5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  <table:table-cell office:value-type="float" office:value="5">
                <text:p>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  <table:table-cell office:value-type="float" office:value="5">
                <text:p>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  <table:table-cell office:value-type="float" office:value="5">
                <text:p>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  <table:table-cell office:value-type="float" office:value="5">
                <text:p>5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  <table:table-cell office:value-type="float" office:value="5">
                <text:p>5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  <table:table-cell office:value-type="float" office:value="5">
                <text:p>5</text:p>
              </table:table-cell>
              <table:table-cell office:value-type="float" office:value="4.755">
                <text:p>4.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  <table:table-cell office:value-type="float" office:value="5">
                <text:p>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  <table:table-cell office:value-type="float" office:value="5">
                <text:p>5</text:p>
              </table:table-cell>
              <table:table-cell office:value-type="float" office:value="4.745">
                <text:p>4.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  <table:table-cell office:value-type="float" office:value="5">
                <text:p>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  <table:table-cell office:value-type="float" office:value="5">
                <text:p>5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  <table:table-cell office:value-type="float" office:value="5">
                <text:p>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  <table:table-cell office:value-type="float" office:value="5">
                <text:p>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  <table:table-cell office:value-type="float" office:value="5">
                <text:p>5</text:p>
              </table:table-cell>
              <table:table-cell office:value-type="float" office:value="4.715">
                <text:p>4.7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  <table:table-cell office:value-type="float" office:value="5">
                <text:p>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  <table:table-cell office:value-type="float" office:value="5">
                <text:p>5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  <table:table-cell office:value-type="float" office:value="5">
                <text:p>5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  <table:table-cell office:value-type="float" office:value="5">
                <text:p>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  <table:table-cell office:value-type="float" office:value="5">
                <text:p>5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  <table:table-cell office:value-type="float" office:value="5">
                <text:p>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  <table:table-cell office:value-type="float" office:value="5">
                <text:p>5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  <table:table-cell office:value-type="float" office:value="5">
                <text:p>5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  <table:table-cell office:value-type="float" office:value="5">
                <text:p>5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  <table:table-cell office:value-type="float" office:value="5">
                <text:p>5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  <table:table-cell office:value-type="float" office:value="5">
                <text:p>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.5125055">
                <text:p>1.5125055</text:p>
              </table:table-cell>
              <table:table-cell office:value-type="float" office:value="5">
                <text:p>5</text:p>
              </table:table-cell>
              <table:table-cell office:value-type="float" office:value="4.645">
                <text:p>4.6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2.0369918">
                <text:p>2.0369918</text:p>
              </table:table-cell>
              <table:table-cell office:value-type="float" office:value="5">
                <text:p>5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2.7433476">
                <text:p>2.7433476</text:p>
              </table:table-cell>
              <table:table-cell office:value-type="float" office:value="5">
                <text:p>5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3.6946418">
                <text:p>3.6946418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4.9758105">
                <text:p>4.9758105</text:p>
              </table:table-cell>
              <table:table-cell office:value-type="float" office:value="5">
                <text:p>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6.70123">
                <text:p>6.70123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.024976">
                <text:p>9.024976</text:p>
              </table:table-cell>
              <table:table-cell office:value-type="float" office:value="5">
                <text:p>5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2.154512">
                <text:p>12.154512</text:p>
              </table:table-cell>
              <table:table-cell office:value-type="float" office:value="5">
                <text:p>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16.369291">
                <text:p>16.369291</text:p>
              </table:table-cell>
              <table:table-cell office:value-type="float" office:value="5">
                <text:p>5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22.045572">
                <text:p>22.045572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